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3"/>
    <style:style style:name="ce3" style:family="table-cell" style:parent-style-name="Default" style:data-style-name="N13"/>
    <style:style style:name="ce4" style:family="table-cell" style:parent-style-name="Default" style:data-style-name="N36"/>
    <style:style style:name="ce5" style:family="table-cell" style:parent-style-name="Default" style:data-style-name="N0">
      <style:text-properties fo:color="#6272A4" style:font-name="Menlo" style:font-name-asian="Menlo" style:font-name-complex="Menlo"/>
    </style:style>
    <style:style style:name="ce6" style:family="table-cell" style:parent-style-name="Default" style:data-style-name="N4"/>
    <style:style style:name="ce7" style:family="table-cell" style:parent-style-name="Default" style:data-style-name="N0">
      <style:text-properties fo:color="#6A9955" style:font-name="Menlo" style:font-name-asian="Menlo" style:font-name-complex="Menlo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29645833333333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1.137708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" style:family="table-cell">
      <style:map style:condition="of:cell-content()&gt;[.$B$3]" style:apply-style-name="cf1" style:base-cell-address="Benchmark-net8_0.B4"/>
    </style:style>
    <style:style style:name="ce9" style:family="table-cell" style:parent-style-name="Default" style:data-style-name="N4">
      <style:map style:condition="of:cell-content()&gt;[.$B$3]" style:apply-style-name="cf1" style:base-cell-address="Benchmark-net8_0.B4"/>
    </style:style>
    <style:style style:name="ce10" style:family="table-cell">
      <style:map style:condition="of:cell-content()&gt;[.$B$3]" style:apply-style-name="cf1" style:base-cell-address="CharMap_Fix.B4"/>
    </style:style>
    <style:style style:name="ce11" style:family="table-cell" style:parent-style-name="Default" style:data-style-name="N4">
      <style:map style:condition="of:cell-content()&gt;[.$B$3]" style:apply-style-name="cf1" style:base-cell-address="CharMap_Fix.B4"/>
    </style:style>
    <style:style style:name="ce12" style:family="table-cell">
      <style:map style:condition="of:cell-content()&gt;[.$B$3]" style:apply-style-name="cf1" style:base-cell-address="Benchmark-net6_0.B4"/>
    </style:style>
    <style:style style:name="ce13" style:family="table-cell" style:parent-style-name="Default" style:data-style-name="N4">
      <style:map style:condition="of:cell-content()&gt;[.$B$3]" style:apply-style-name="cf1" style:base-cell-address="Benchmark-net6_0.B4"/>
    </style:style>
    <style:style style:name="ce14" style:family="table-cell">
      <style:map style:condition="of:cell-content()&gt;[.$B$3]" style:apply-style-name="cf1" style:base-cell-address="Benchmark-net5_0.B4"/>
    </style:style>
    <style:style style:name="ce15" style:family="table-cell" style:parent-style-name="Default" style:data-style-name="N4">
      <style:map style:condition="of:cell-content()&gt;[.$B$3]" style:apply-style-name="cf1" style:base-cell-address="Benchmark-net5_0.B4"/>
    </style:style>
    <style:style style:name="ce16" style:family="table-cell">
      <style:map style:condition="of:cell-content()&gt;[.$B$3]" style:apply-style-name="cf1" style:base-cell-address="Benchmark-IgnoreForeground.B4"/>
    </style:style>
    <style:style style:name="ce17" style:family="table-cell" style:parent-style-name="Default" style:data-style-name="N4">
      <style:map style:condition="of:cell-content()&gt;[.$B$3]" style:apply-style-name="cf1" style:base-cell-address="Benchmark-IgnoreForeground.B4"/>
    </style:style>
    <style:style style:name="ce18" style:family="table-cell">
      <style:map style:condition="of:cell-content()&gt;[.$B$3]" style:apply-style-name="cf1" style:base-cell-address="Benchmark-SplitBy4.B4"/>
    </style:style>
    <style:style style:name="ce19" style:family="table-cell" style:parent-style-name="Default" style:data-style-name="N4">
      <style:map style:condition="of:cell-content()&gt;[.$B$3]" style:apply-style-name="cf1" style:base-cell-address="Benchmark-SplitBy4.B4"/>
    </style:style>
    <style:style style:name="ce20" style:family="table-cell">
      <style:map style:condition="of:cell-content()&gt;[.$B$3]" style:apply-style-name="cf1" style:base-cell-address="Benchmark-IgnoreBackground.B4"/>
    </style:style>
    <style:style style:name="ce21" style:family="table-cell" style:parent-style-name="Default" style:data-style-name="N4">
      <style:map style:condition="of:cell-content()&gt;[.$B$3]" style:apply-style-name="cf1" style:base-cell-address="Benchmark-IgnoreBackground.B4"/>
    </style:style>
    <style:style style:name="ce22" style:family="table-cell">
      <style:map style:condition="of:cell-content()&gt;[.$B$3]" style:apply-style-name="cf1" style:base-cell-address="Benchmark-Fix_Compare.B4"/>
    </style:style>
    <style:style style:name="ce23" style:family="table-cell" style:parent-style-name="Default" style:data-style-name="N4">
      <style:map style:condition="of:cell-content()&gt;[.$B$3]" style:apply-style-name="cf1" style:base-cell-address="Benchmark-Fix_Compare.B4"/>
    </style:style>
    <style:style style:name="ce24" style:family="table-cell">
      <style:map style:condition="of:cell-content()&gt;[.$B$3]" style:apply-style-name="cf1" style:base-cell-address="Benchmark-1.B4"/>
    </style:style>
    <style:style style:name="ce25" style:family="table-cell" style:parent-style-name="Default" style:data-style-name="N4">
      <style:map style:condition="of:cell-content()&gt;[.$B$3]" style:apply-style-name="cf1" style:base-cell-address="Benchmark-1.B4"/>
    </style:style>
    <style:style style:name="ce26" style:family="table-cell">
      <style:map style:condition="of:cell-content()&gt;[.$B$3]" style:apply-style-name="cf1" style:base-cell-address="Benchmark-0.B4"/>
    </style:style>
    <style:style style:name="ce27" style:family="table-cell" style:parent-style-name="Default" style:data-style-name="N4">
      <style:map style:condition="of:cell-content()&gt;[.$B$3]" style:apply-style-name="cf1" style:base-cell-address="Benchmark-0.B4"/>
    </style:style>
    <style:style style:name="ce28" style:family="table-cell">
      <style:map style:condition="of:cell-content()&gt;[.$C$2]" style:apply-style-name="cf1" style:base-cell-address="Org_-_stop_watch.J2"/>
    </style:style>
    <style:style style:name="ce29" style:family="table-cell">
      <style:map style:condition="of:cell-content()&gt;[.$D$2]" style:apply-style-name="cf1" style:base-cell-address="Org_-_stop_watch.K2"/>
    </style:style>
    <style:style style:name="ce30" style:family="table-cell">
      <style:map style:condition="of:cell-content()&gt;[.$F$2]" style:apply-style-name="cf1" style:base-cell-address="Org_-_stop_watch.M2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nchmark-net8_0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33.63999999999999" table:style-name="ce1">
            <text:p>133.64</text:p>
          </table:table-cell>
          <table:table-cell office:value-type="float" office:value="1.26138969316015" table:style-name="ce1">
            <text:p>1.261389693</text:p>
          </table:table-cell>
          <table:table-cell office:value-type="float" office:value="6.3556460153053093E-2" table:style-name="ce1">
            <text:p>0.06355646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0.81" table:style-name="ce8">
            <text:p>750.8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50208213154499" table:style-name="ce1">
            <text:p>4.775020821</text:p>
          </table:table-cell>
          <table:table-cell office:value-type="float" office:value="5.6181532475306799" table:formula="of:=[.B4]/[.B$3]" table:style-name="ce1">
            <text:p>5.618153248</text:p>
          </table:table-cell>
          <table:table-cell office:value-type="float" office:value="65.434192425039583" table:formula="of:=[.C4]/[.C$3]" table:style-name="ce1">
            <text:p>65.43419243</text:p>
          </table:table-cell>
          <table:table-cell office:value-type="float" office:value="75.130377145242406" table:formula="of:=[.D4]/[.D$3]" table:style-name="ce1">
            <text:p>75.1303771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9.1" table:style-name="ce8">
            <text:p>529.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8688043190102" table:style-name="ce1">
            <text:p>4.774868804</text:p>
          </table:table-cell>
          <table:table-cell office:value-type="float" office:value="3.9591439688715959" table:formula="of:=[.B5]/[.B$3]" table:style-name="ce1">
            <text:p>3.959143969</text:p>
          </table:table-cell>
          <table:table-cell office:value-type="float" office:value="65.434192425039583" table:formula="of:=[.C5]/[.C$3]" table:style-name="ce1">
            <text:p>65.43419243</text:p>
          </table:table-cell>
          <table:table-cell office:value-type="float" office:value="75.12798530346781" table:formula="of:=[.D5]/[.D$3]" table:style-name="ce1">
            <text:p>75.127985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3.14" table:style-name="ce8">
            <text:p>323.1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3949360507303" table:style-name="ce1">
            <text:p>4.774394936</text:p>
          </table:table-cell>
          <table:table-cell office:value-type="float" office:value="2.4179886261598327" table:formula="of:=[.B6]/[.B$3]" table:style-name="ce1">
            <text:p>2.417988626</text:p>
          </table:table-cell>
          <table:table-cell office:value-type="float" office:value="65.434192425039583" table:formula="of:=[.C6]/[.C$3]" table:style-name="ce1">
            <text:p>65.43419243</text:p>
          </table:table-cell>
          <table:table-cell office:value-type="float" office:value="75.120529440332277" table:formula="of:=[.D6]/[.D$3]" table:style-name="ce1">
            <text:p>75.1205294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9.37" table:style-name="ce8">
            <text:p>189.3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633404026901101" table:style-name="ce1">
            <text:p>4.763340403</text:p>
          </table:table-cell>
          <table:table-cell office:value-type="float" office:value="1.4170158635139181" table:formula="of:=[.B7]/[.B$3]" table:style-name="ce1">
            <text:p>1.417015864</text:p>
          </table:table-cell>
          <table:table-cell office:value-type="float" office:value="65.434192425039583" table:formula="of:=[.C7]/[.C$3]" table:style-name="ce1">
            <text:p>65.43419243</text:p>
          </table:table-cell>
          <table:table-cell office:value-type="float" office:value="74.946596950479957" table:formula="of:=[.D7]/[.D$3]" table:style-name="ce1">
            <text:p>74.9465969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0.86" table:style-name="ce8">
            <text:p>110.8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450944440546898" table:style-name="ce1">
            <text:p>4.745094444</text:p>
          </table:table-cell>
          <table:table-cell office:value-type="float" office:value="0.82954205327746189" table:formula="of:=[.B8]/[.B$3]" table:style-name="ce1">
            <text:p>0.829542053</text:p>
          </table:table-cell>
          <table:table-cell office:value-type="float" office:value="65.434192425039583" table:formula="of:=[.C8]/[.C$3]" table:style-name="ce1">
            <text:p>65.43419243</text:p>
          </table:table-cell>
          <table:table-cell office:value-type="float" office:value="74.659514274832489" table:formula="of:=[.D8]/[.D$3]" table:style-name="ce1">
            <text:p>74.65951427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2.78" table:style-name="ce8">
            <text:p>72.7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261296891179896" table:style-name="ce1">
            <text:p>4.726129689</text:p>
          </table:table-cell>
          <table:table-cell office:value-type="float" office:value="0.54459742592038318" table:formula="of:=[.B9]/[.B$3]" table:style-name="ce1">
            <text:p>0.544597426</text:p>
          </table:table-cell>
          <table:table-cell office:value-type="float" office:value="65.434192425039583" table:formula="of:=[.C9]/[.C$3]" table:style-name="ce1">
            <text:p>65.43419243</text:p>
          </table:table-cell>
          <table:table-cell office:value-type="float" office:value="74.361122028143001" table:formula="of:=[.D9]/[.D$3]" table:style-name="ce1">
            <text:p>74.36112203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7.8" table:style-name="ce8">
            <text:p>57.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6269249721174699" table:style-name="ce1">
            <text:p>4.626924972</text:p>
          </table:table-cell>
          <table:table-cell office:value-type="float" office:value="0.43250523795270879" table:formula="of:=[.B10]/[.B$3]" table:style-name="ce1">
            <text:p>0.432505238</text:p>
          </table:table-cell>
          <table:table-cell office:value-type="float" office:value="65.434192425039583" table:formula="of:=[.C10]/[.C$3]" table:style-name="ce1">
            <text:p>65.43419243</text:p>
          </table:table-cell>
          <table:table-cell office:value-type="float" office:value="72.800230865205037" table:formula="of:=[.D10]/[.D$3]" table:style-name="ce1">
            <text:p>72.8002308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1.92" table:style-name="ce8">
            <text:p>51.9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4961755355011501" table:style-name="ce1">
            <text:p>4.496175536</text:p>
          </table:table-cell>
          <table:table-cell office:value-type="float" office:value="0.38850643519904227" table:formula="of:=[.B11]/[.B$3]" table:style-name="ce1">
            <text:p>0.388506435</text:p>
          </table:table-cell>
          <table:table-cell office:value-type="float" office:value="65.434192425039583" table:formula="of:=[.C11]/[.C$3]" table:style-name="ce1">
            <text:p>65.43419243</text:p>
          </table:table-cell>
          <table:table-cell office:value-type="float" office:value="70.743013765614279" table:formula="of:=[.D11]/[.D$3]" table:style-name="ce1">
            <text:p>70.74301377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53.52" table:style-name="ce8">
            <text:p>53.5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3229039153806301" table:style-name="ce1">
            <text:p>4.322903915</text:p>
          </table:table-cell>
          <table:table-cell office:value-type="float" office:value="0.40047889853337332" table:formula="of:=[.B12]/[.B$3]" table:style-name="ce1">
            <text:p>0.400478899</text:p>
          </table:table-cell>
          <table:table-cell office:value-type="float" office:value="65.434192425039583" table:formula="of:=[.C12]/[.C$3]" table:style-name="ce1">
            <text:p>65.43419243</text:p>
          </table:table-cell>
          <table:table-cell office:value-type="float" office:value="68.016750853814955" table:formula="of:=[.D12]/[.D$3]" table:style-name="ce1">
            <text:p>68.0167508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64.28" table:style-name="ce8">
            <text:p>64.2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9709285093170301" table:style-name="ce1">
            <text:p>3.970928509</text:p>
          </table:table-cell>
          <table:table-cell office:value-type="float" office:value="0.48099371445674954" table:formula="of:=[.B13]/[.B$3]" table:style-name="ce1">
            <text:p>0.480993714</text:p>
          </table:table-cell>
          <table:table-cell office:value-type="float" office:value="65.434192425039583" table:formula="of:=[.C13]/[.C$3]" table:style-name="ce1">
            <text:p>65.43419243</text:p>
          </table:table-cell>
          <table:table-cell office:value-type="float" office:value="62.47875510616015" table:formula="of:=[.D13]/[.D$3]" table:style-name="ce1">
            <text:p>62.47875511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85.67" table:style-name="ce8">
            <text:p>85.6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8307054769999902" table:style-name="ce1">
            <text:p>3.830705477</text:p>
          </table:table-cell>
          <table:table-cell office:value-type="float" office:value="0.6410505836575876" table:formula="of:=[.B14]/[.B$3]" table:style-name="ce1">
            <text:p>0.641050584</text:p>
          </table:table-cell>
          <table:table-cell office:value-type="float" office:value="65.434192425039583" table:formula="of:=[.C14]/[.C$3]" table:style-name="ce1">
            <text:p>65.43419243</text:p>
          </table:table-cell>
          <table:table-cell office:value-type="float" office:value="60.272480055923516" table:formula="of:=[.D14]/[.D$3]" table:style-name="ce1">
            <text:p>60.27248006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171.66" table:style-name="ce8">
            <text:p>171.66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710278693960533" table:style-name="ce1">
            <text:p>0.710278694</text:p>
          </table:table-cell>
          <table:table-cell office:value-type="float" office:value="1.2844956599820414" table:formula="of:=[.B15]/[.B$3]" table:style-name="ce1">
            <text:p>1.28449566</text:p>
          </table:table-cell>
          <table:table-cell office:value-type="float" office:value="44.306468453508614" table:formula="of:=[.C15]/[.C$3]" table:style-name="ce1">
            <text:p>44.30646845</text:p>
          </table:table-cell>
          <table:table-cell office:value-type="float" office:value="11.175554652510222" table:formula="of:=[.D15]/[.D$3]" table:style-name="ce1">
            <text:p>11.17555465</text:p>
          </table:table-cell>
          <table:table-cell table:number-columns-repeated="16377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05.39999999999998" table:style-name="ce8">
            <text:p>305.4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1">
            <text:p>0.612760513</text:p>
          </table:table-cell>
          <table:table-cell office:value-type="float" office:value="2.2852439389404369" table:formula="of:=[.B16]/[.B$3]" table:style-name="ce1">
            <text:p>2.285243939</text:p>
          </table:table-cell>
          <table:table-cell office:value-type="float" office:value="44.306468453508614" table:formula="of:=[.C16]/[.C$3]" table:style-name="ce1">
            <text:p>44.30646845</text:p>
          </table:table-cell>
          <table:table-cell office:value-type="float" office:value="9.6411995187386239" table:formula="of:=[.D16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275.24" table:style-name="ce8">
            <text:p>275.24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6">
            <text:p>0.61</text:p>
          </table:table-cell>
          <table:table-cell office:value-type="float" office:value="2.0595630050882971" table:formula="of:=[.B17]/[.B$3]" table:style-name="ce1">
            <text:p>2.059563005</text:p>
          </table:table-cell>
          <table:table-cell office:value-type="float" office:value="44.306468453508614" table:formula="of:=[.C17]/[.C$3]" table:style-name="ce1">
            <text:p>44.30646845</text:p>
          </table:table-cell>
          <table:table-cell office:value-type="float" office:value="9.6411995187386239" table:formula="of:=[.D17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062.96" table:style-name="ce9">
            <text:p>2,062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436695600119727" table:formula="of:=[.B18]/[.B$3]" table:style-name="ce1">
            <text:p>15.4366956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51389in" svg:y="0.01389in" svg:width="5.97222in" svg:height="4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CharMap_Fix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65.26" table:style-name="ce1">
            <text:p>165.26</text:p>
          </table:table-cell>
          <table:table-cell office:value-type="float" office:value="1.26138969316015" table:style-name="ce1">
            <text:p>1.261389693</text:p>
          </table:table-cell>
          <table:table-cell office:value-type="float" office:value="6.3556460153053093E-2" table:style-name="ce1">
            <text:p>0.06355646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0.36" table:style-name="ce10">
            <text:p>470.3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50208213154499" table:style-name="ce1">
            <text:p>4.775020821</text:p>
          </table:table-cell>
          <table:table-cell office:value-type="float" office:value="2.846181774174029" table:formula="of:=[.B4]/[.B$3]" table:style-name="ce1">
            <text:p>2.846181774</text:p>
          </table:table-cell>
          <table:table-cell office:value-type="float" office:value="65.434192425039583" table:formula="of:=[.C4]/[.C$3]" table:style-name="ce1">
            <text:p>65.43419243</text:p>
          </table:table-cell>
          <table:table-cell office:value-type="float" office:value="75.130377145242406" table:formula="of:=[.D4]/[.D$3]" table:style-name="ce1">
            <text:p>75.1303771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4.16" table:style-name="ce10">
            <text:p>254.1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8688043190102" table:style-name="ce1">
            <text:p>4.774868804</text:p>
          </table:table-cell>
          <table:table-cell office:value-type="float" office:value="1.537940215418129" table:formula="of:=[.B5]/[.B$3]" table:style-name="ce1">
            <text:p>1.537940215</text:p>
          </table:table-cell>
          <table:table-cell office:value-type="float" office:value="65.434192425039583" table:formula="of:=[.C5]/[.C$3]" table:style-name="ce1">
            <text:p>65.43419243</text:p>
          </table:table-cell>
          <table:table-cell office:value-type="float" office:value="75.12798530346781" table:formula="of:=[.D5]/[.D$3]" table:style-name="ce1">
            <text:p>75.127985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2.74" table:style-name="ce10">
            <text:p>132.7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3949360507303" table:style-name="ce1">
            <text:p>4.774394936</text:p>
          </table:table-cell>
          <table:table-cell office:value-type="float" office:value="0.80321916979305352" table:formula="of:=[.B6]/[.B$3]" table:style-name="ce1">
            <text:p>0.80321917</text:p>
          </table:table-cell>
          <table:table-cell office:value-type="float" office:value="65.434192425039583" table:formula="of:=[.C6]/[.C$3]" table:style-name="ce1">
            <text:p>65.43419243</text:p>
          </table:table-cell>
          <table:table-cell office:value-type="float" office:value="75.120529440332277" table:formula="of:=[.D6]/[.D$3]" table:style-name="ce1">
            <text:p>75.1205294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.569999999999993" table:style-name="ce10">
            <text:p>79.5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633404026901101" table:style-name="ce1">
            <text:p>4.763340403</text:p>
          </table:table-cell>
          <table:table-cell office:value-type="float" office:value="0.48148372261890354" table:formula="of:=[.B7]/[.B$3]" table:style-name="ce1">
            <text:p>0.481483723</text:p>
          </table:table-cell>
          <table:table-cell office:value-type="float" office:value="65.434192425039583" table:formula="of:=[.C7]/[.C$3]" table:style-name="ce1">
            <text:p>65.43419243</text:p>
          </table:table-cell>
          <table:table-cell office:value-type="float" office:value="74.946596950479957" table:formula="of:=[.D7]/[.D$3]" table:style-name="ce1">
            <text:p>74.9465969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.7" table:style-name="ce10">
            <text:p>52.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450944440546898" table:style-name="ce1">
            <text:p>4.745094444</text:p>
          </table:table-cell>
          <table:table-cell office:value-type="float" office:value="0.31889144378555007" table:formula="of:=[.B8]/[.B$3]" table:style-name="ce1">
            <text:p>0.318891444</text:p>
          </table:table-cell>
          <table:table-cell office:value-type="float" office:value="65.434192425039583" table:formula="of:=[.C8]/[.C$3]" table:style-name="ce1">
            <text:p>65.43419243</text:p>
          </table:table-cell>
          <table:table-cell office:value-type="float" office:value="74.659514274832489" table:formula="of:=[.D8]/[.D$3]" table:style-name="ce1">
            <text:p>74.65951427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.56" table:style-name="ce10">
            <text:p>40.5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261296891179896" table:style-name="ce1">
            <text:p>4.726129689</text:p>
          </table:table-cell>
          <table:table-cell office:value-type="float" office:value="0.24543144136512166" table:formula="of:=[.B9]/[.B$3]" table:style-name="ce1">
            <text:p>0.245431441</text:p>
          </table:table-cell>
          <table:table-cell office:value-type="float" office:value="65.434192425039583" table:formula="of:=[.C9]/[.C$3]" table:style-name="ce1">
            <text:p>65.43419243</text:p>
          </table:table-cell>
          <table:table-cell office:value-type="float" office:value="74.361122028143001" table:formula="of:=[.D9]/[.D$3]" table:style-name="ce1">
            <text:p>74.36112203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.03" table:style-name="ce10">
            <text:p>35.0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6269249721174699" table:style-name="ce1">
            <text:p>4.626924972</text:p>
          </table:table-cell>
          <table:table-cell office:value-type="float" office:value="0.21196901851627739" table:formula="of:=[.B10]/[.B$3]" table:style-name="ce1">
            <text:p>0.211969019</text:p>
          </table:table-cell>
          <table:table-cell office:value-type="float" office:value="65.434192425039583" table:formula="of:=[.C10]/[.C$3]" table:style-name="ce1">
            <text:p>65.43419243</text:p>
          </table:table-cell>
          <table:table-cell office:value-type="float" office:value="72.800230865205037" table:formula="of:=[.D10]/[.D$3]" table:style-name="ce1">
            <text:p>72.8002308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2.92" table:style-name="ce10">
            <text:p>32.9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4961755355011501" table:style-name="ce1">
            <text:p>4.496175536</text:p>
          </table:table-cell>
          <table:table-cell office:value-type="float" office:value="0.19920125862277624" table:formula="of:=[.B11]/[.B$3]" table:style-name="ce1">
            <text:p>0.199201259</text:p>
          </table:table-cell>
          <table:table-cell office:value-type="float" office:value="65.434192425039583" table:formula="of:=[.C11]/[.C$3]" table:style-name="ce1">
            <text:p>65.43419243</text:p>
          </table:table-cell>
          <table:table-cell office:value-type="float" office:value="70.743013765614279" table:formula="of:=[.D11]/[.D$3]" table:style-name="ce1">
            <text:p>70.74301377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3.15" table:style-name="ce10">
            <text:p>33.1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3229039153806301" table:style-name="ce1">
            <text:p>4.322903915</text:p>
          </table:table-cell>
          <table:table-cell office:value-type="float" office:value="0.20059300496187826" table:formula="of:=[.B12]/[.B$3]" table:style-name="ce1">
            <text:p>0.200593005</text:p>
          </table:table-cell>
          <table:table-cell office:value-type="float" office:value="65.434192425039583" table:formula="of:=[.C12]/[.C$3]" table:style-name="ce1">
            <text:p>65.43419243</text:p>
          </table:table-cell>
          <table:table-cell office:value-type="float" office:value="68.016750853814955" table:formula="of:=[.D12]/[.D$3]" table:style-name="ce1">
            <text:p>68.0167508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9.229999999999997" table:style-name="ce10">
            <text:p>39.2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9709285093170301" table:style-name="ce1">
            <text:p>3.970928509</text:p>
          </table:table-cell>
          <table:table-cell office:value-type="float" office:value="0.23738351688248818" table:formula="of:=[.B13]/[.B$3]" table:style-name="ce1">
            <text:p>0.237383517</text:p>
          </table:table-cell>
          <table:table-cell office:value-type="float" office:value="65.434192425039583" table:formula="of:=[.C13]/[.C$3]" table:style-name="ce1">
            <text:p>65.43419243</text:p>
          </table:table-cell>
          <table:table-cell office:value-type="float" office:value="62.47875510616015" table:formula="of:=[.D13]/[.D$3]" table:style-name="ce1">
            <text:p>62.47875511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62.35" table:style-name="ce10">
            <text:p>62.3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8307054769999902" table:style-name="ce1">
            <text:p>3.830705477</text:p>
          </table:table-cell>
          <table:table-cell office:value-type="float" office:value="0.37728427931743924" table:formula="of:=[.B14]/[.B$3]" table:style-name="ce1">
            <text:p>0.377284279</text:p>
          </table:table-cell>
          <table:table-cell office:value-type="float" office:value="65.434192425039583" table:formula="of:=[.C14]/[.C$3]" table:style-name="ce1">
            <text:p>65.43419243</text:p>
          </table:table-cell>
          <table:table-cell office:value-type="float" office:value="60.272480055923516" table:formula="of:=[.D14]/[.D$3]" table:style-name="ce1">
            <text:p>60.27248006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50.62" table:style-name="ce10">
            <text:p>250.62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710278693960533" table:style-name="ce1">
            <text:p>0.710278694</text:p>
          </table:table-cell>
          <table:table-cell office:value-type="float" office:value="1.5165194239380371" table:formula="of:=[.B15]/[.B$3]" table:style-name="ce1">
            <text:p>1.516519424</text:p>
          </table:table-cell>
          <table:table-cell office:value-type="float" office:value="44.306468453508614" table:formula="of:=[.C15]/[.C$3]" table:style-name="ce1">
            <text:p>44.30646845</text:p>
          </table:table-cell>
          <table:table-cell office:value-type="float" office:value="11.175554652510222" table:formula="of:=[.D15]/[.D$3]" table:style-name="ce1">
            <text:p>11.17555465</text:p>
          </table:table-cell>
          <table:table-cell table:number-columns-repeated="16377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296.31" table:style-name="ce10">
            <text:p>296.31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1">
            <text:p>0.612760513</text:p>
          </table:table-cell>
          <table:table-cell office:value-type="float" office:value="1.7929928597361735" table:formula="of:=[.B16]/[.B$3]" table:style-name="ce1">
            <text:p>1.79299286</text:p>
          </table:table-cell>
          <table:table-cell office:value-type="float" office:value="44.306468453508614" table:formula="of:=[.C16]/[.C$3]" table:style-name="ce1">
            <text:p>44.30646845</text:p>
          </table:table-cell>
          <table:table-cell office:value-type="float" office:value="9.6411995187386239" table:formula="of:=[.D16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298.58999999999997" table:style-name="ce10">
            <text:p>298.59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6">
            <text:p>0.61</text:p>
          </table:table-cell>
          <table:table-cell office:value-type="float" office:value="1.8067893017064021" table:formula="of:=[.B17]/[.B$3]" table:style-name="ce1">
            <text:p>1.806789302</text:p>
          </table:table-cell>
          <table:table-cell office:value-type="float" office:value="44.306468453508614" table:formula="of:=[.C17]/[.C$3]" table:style-name="ce1">
            <text:p>44.30646845</text:p>
          </table:table-cell>
          <table:table-cell office:value-type="float" office:value="9.6411995187386239" table:formula="of:=[.D17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136.48" table:style-name="ce11">
            <text:p>2,136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92799225462907" table:formula="of:=[.B18]/[.B$3]" table:style-name="ce1">
            <text:p>12.92799225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1" draw:style-name="a1" draw:name="Chart 1" svg:x="0.51389in" svg:y="0.01389in" svg:width="5.97222in" svg:height="4.229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Benchmark-net6_0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91.93" table:style-name="ce1">
            <text:p>191.93</text:p>
          </table:table-cell>
          <table:table-cell office:value-type="float" office:value="1.26138969316015" table:style-name="ce1">
            <text:p>1.261389693</text:p>
          </table:table-cell>
          <table:table-cell office:value-type="float" office:value="6.3556460153053093E-2" table:style-name="ce1">
            <text:p>0.06355646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9.70000000000005" table:style-name="ce12">
            <text:p>579.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50208213154499" table:style-name="ce1">
            <text:p>4.775020821</text:p>
          </table:table-cell>
          <table:table-cell office:value-type="float" office:value="3.0203720106288752" table:formula="of:=[.B4]/[.B$3]" table:style-name="ce1">
            <text:p>3.020372011</text:p>
          </table:table-cell>
          <table:table-cell office:value-type="float" office:value="65.434192425039583" table:formula="of:=[.C4]/[.C$3]" table:style-name="ce1">
            <text:p>65.43419243</text:p>
          </table:table-cell>
          <table:table-cell office:value-type="float" office:value="75.130377145242406" table:formula="of:=[.D4]/[.D$3]" table:style-name="ce1">
            <text:p>75.13037715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7.25" table:style-name="ce12">
            <text:p>337.2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8688043190102" table:style-name="ce1">
            <text:p>4.774868804</text:p>
          </table:table-cell>
          <table:table-cell office:value-type="float" office:value="1.7571510446516958" table:formula="of:=[.B5]/[.B$3]" table:style-name="ce1">
            <text:p>1.757151045</text:p>
          </table:table-cell>
          <table:table-cell office:value-type="float" office:value="65.434192425039583" table:formula="of:=[.C5]/[.C$3]" table:style-name="ce1">
            <text:p>65.43419243</text:p>
          </table:table-cell>
          <table:table-cell office:value-type="float" office:value="75.12798530346781" table:formula="of:=[.D5]/[.D$3]" table:style-name="ce1">
            <text:p>75.1279853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9.31" table:style-name="ce12">
            <text:p>189.3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3949360507303" table:style-name="ce1">
            <text:p>4.774394936</text:p>
          </table:table-cell>
          <table:table-cell office:value-type="float" office:value="0.98634918980878439" table:formula="of:=[.B6]/[.B$3]" table:style-name="ce1">
            <text:p>0.98634919</text:p>
          </table:table-cell>
          <table:table-cell office:value-type="float" office:value="65.434192425039583" table:formula="of:=[.C6]/[.C$3]" table:style-name="ce1">
            <text:p>65.43419243</text:p>
          </table:table-cell>
          <table:table-cell office:value-type="float" office:value="75.120529440332277" table:formula="of:=[.D6]/[.D$3]" table:style-name="ce1">
            <text:p>75.12052944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.26" table:style-name="ce12">
            <text:p>109.2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633404026901101" table:style-name="ce1">
            <text:p>4.763340403</text:p>
          </table:table-cell>
          <table:table-cell office:value-type="float" office:value="0.56927004637107281" table:formula="of:=[.B7]/[.B$3]" table:style-name="ce1">
            <text:p>0.569270046</text:p>
          </table:table-cell>
          <table:table-cell office:value-type="float" office:value="65.434192425039583" table:formula="of:=[.C7]/[.C$3]" table:style-name="ce1">
            <text:p>65.43419243</text:p>
          </table:table-cell>
          <table:table-cell office:value-type="float" office:value="74.946596950479957" table:formula="of:=[.D7]/[.D$3]" table:style-name="ce1">
            <text:p>74.94659695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.2" table:style-name="ce12">
            <text:p>65.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450944440546898" table:style-name="ce1">
            <text:p>4.745094444</text:p>
          </table:table-cell>
          <table:table-cell office:value-type="float" office:value="0.33970718491116553" table:formula="of:=[.B8]/[.B$3]" table:style-name="ce1">
            <text:p>0.339707185</text:p>
          </table:table-cell>
          <table:table-cell office:value-type="float" office:value="65.434192425039583" table:formula="of:=[.C8]/[.C$3]" table:style-name="ce1">
            <text:p>65.43419243</text:p>
          </table:table-cell>
          <table:table-cell office:value-type="float" office:value="74.659514274832489" table:formula="of:=[.D8]/[.D$3]" table:style-name="ce1">
            <text:p>74.65951427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.78" table:style-name="ce12">
            <text:p>45.7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261296891179896" table:style-name="ce1">
            <text:p>4.726129689</text:p>
          </table:table-cell>
          <table:table-cell office:value-type="float" office:value="0.23852446204345334" table:formula="of:=[.B9]/[.B$3]" table:style-name="ce1">
            <text:p>0.238524462</text:p>
          </table:table-cell>
          <table:table-cell office:value-type="float" office:value="65.434192425039583" table:formula="of:=[.C9]/[.C$3]" table:style-name="ce1">
            <text:p>65.43419243</text:p>
          </table:table-cell>
          <table:table-cell office:value-type="float" office:value="74.361122028143001" table:formula="of:=[.D9]/[.D$3]" table:style-name="ce1">
            <text:p>74.36112203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0.78" table:style-name="ce12">
            <text:p>40.7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6269249721174699" table:style-name="ce1">
            <text:p>4.626924972</text:p>
          </table:table-cell>
          <table:table-cell office:value-type="float" office:value="0.21247329755640076" table:formula="of:=[.B10]/[.B$3]" table:style-name="ce1">
            <text:p>0.212473298</text:p>
          </table:table-cell>
          <table:table-cell office:value-type="float" office:value="65.434192425039583" table:formula="of:=[.C10]/[.C$3]" table:style-name="ce1">
            <text:p>65.43419243</text:p>
          </table:table-cell>
          <table:table-cell office:value-type="float" office:value="72.800230865205037" table:formula="of:=[.D10]/[.D$3]" table:style-name="ce1">
            <text:p>72.80023087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770000000000003" table:style-name="ce12">
            <text:p>39.7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4961755355011501" table:style-name="ce1">
            <text:p>4.496175536</text:p>
          </table:table-cell>
          <table:table-cell office:value-type="float" office:value="0.20721096233001615" table:formula="of:=[.B11]/[.B$3]" table:style-name="ce1">
            <text:p>0.207210962</text:p>
          </table:table-cell>
          <table:table-cell office:value-type="float" office:value="65.434192425039583" table:formula="of:=[.C11]/[.C$3]" table:style-name="ce1">
            <text:p>65.43419243</text:p>
          </table:table-cell>
          <table:table-cell office:value-type="float" office:value="70.743013765614279" table:formula="of:=[.D11]/[.D$3]" table:style-name="ce1">
            <text:p>70.74301377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2.79" table:style-name="ce12">
            <text:p>42.79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3229039153806301" table:style-name="ce1">
            <text:p>4.322903915</text:p>
          </table:table-cell>
          <table:table-cell office:value-type="float" office:value="0.22294586568019589" table:formula="of:=[.B12]/[.B$3]" table:style-name="ce1">
            <text:p>0.222945866</text:p>
          </table:table-cell>
          <table:table-cell office:value-type="float" office:value="65.434192425039583" table:formula="of:=[.C12]/[.C$3]" table:style-name="ce1">
            <text:p>65.43419243</text:p>
          </table:table-cell>
          <table:table-cell office:value-type="float" office:value="68.016750853814955" table:formula="of:=[.D12]/[.D$3]" table:style-name="ce1">
            <text:p>68.01675085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6.37" table:style-name="ce12">
            <text:p>56.3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9709285093170301" table:style-name="ce1">
            <text:p>3.970928509</text:p>
          </table:table-cell>
          <table:table-cell office:value-type="float" office:value="0.29370082842703066" table:formula="of:=[.B13]/[.B$3]" table:style-name="ce1">
            <text:p>0.293700828</text:p>
          </table:table-cell>
          <table:table-cell office:value-type="float" office:value="65.434192425039583" table:formula="of:=[.C13]/[.C$3]" table:style-name="ce1">
            <text:p>65.43419243</text:p>
          </table:table-cell>
          <table:table-cell office:value-type="float" office:value="62.47875510616015" table:formula="of:=[.D13]/[.D$3]" table:style-name="ce1">
            <text:p>62.47875511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70.69" table:style-name="ce12">
            <text:p>70.69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8307054769999902" table:style-name="ce1">
            <text:p>3.830705477</text:p>
          </table:table-cell>
          <table:table-cell office:value-type="float" office:value="0.36831136351794924" table:formula="of:=[.B14]/[.B$3]" table:style-name="ce1">
            <text:p>0.368311364</text:p>
          </table:table-cell>
          <table:table-cell office:value-type="float" office:value="65.434192425039583" table:formula="of:=[.C14]/[.C$3]" table:style-name="ce1">
            <text:p>65.43419243</text:p>
          </table:table-cell>
          <table:table-cell office:value-type="float" office:value="60.272480055923516" table:formula="of:=[.D14]/[.D$3]" table:style-name="ce1">
            <text:p>60.27248006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67.68" table:style-name="ce12">
            <text:p>267.68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710278693960533" table:style-name="ce1">
            <text:p>0.710278694</text:p>
          </table:table-cell>
          <table:table-cell office:value-type="float" office:value="1.3946751419788463" table:formula="of:=[.B15]/[.B$3]" table:style-name="ce1">
            <text:p>1.394675142</text:p>
          </table:table-cell>
          <table:table-cell office:value-type="float" office:value="44.306468453508614" table:formula="of:=[.C15]/[.C$3]" table:style-name="ce1">
            <text:p>44.30646845</text:p>
          </table:table-cell>
          <table:table-cell office:value-type="float" office:value="11.175554652510222" table:formula="of:=[.D15]/[.D$3]" table:style-name="ce1">
            <text:p>11.17555465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27.84" table:style-name="ce12">
            <text:p>327.84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1">
            <text:p>0.612760513</text:p>
          </table:table-cell>
          <table:table-cell office:value-type="float" office:value="1.7081227530870629" table:formula="of:=[.B16]/[.B$3]" table:style-name="ce1">
            <text:p>1.708122753</text:p>
          </table:table-cell>
          <table:table-cell office:value-type="float" office:value="44.306468453508614" table:formula="of:=[.C16]/[.C$3]" table:style-name="ce1">
            <text:p>44.30646845</text:p>
          </table:table-cell>
          <table:table-cell office:value-type="float" office:value="9.6411995187386239" table:formula="of:=[.D16]/[.D$3]" table:style-name="ce1">
            <text:p>9.641199519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27.71" table:style-name="ce12">
            <text:p>327.71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6">
            <text:p>0.61</text:p>
          </table:table-cell>
          <table:table-cell office:value-type="float" office:value="1.7074454228103995" table:formula="of:=[.B17]/[.B$3]" table:style-name="ce1">
            <text:p>1.707445423</text:p>
          </table:table-cell>
          <table:table-cell office:value-type="float" office:value="44.306468453508614" table:formula="of:=[.C17]/[.C$3]" table:style-name="ce1">
            <text:p>44.30646845</text:p>
          </table:table-cell>
          <table:table-cell office:value-type="float" office:value="9.6411995187386239" table:formula="of:=[.D17]/[.D$3]" table:style-name="ce1">
            <text:p>9.641199519</text:p>
          </table:table-cell>
          <table:table-cell table:number-columns-repeated="12" table:style-name="ce1"/>
          <table:table-cell table:style-name="ce7"/>
          <table:table-cell table:number-columns-repeated="16364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414.6799999999998" table:style-name="ce13">
            <text:p>2,414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8104517271922" table:formula="of:=[.B18]/[.B$3]" table:style-name="ce1">
            <text:p>12.58104517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2" draw:style-name="a2" draw:name="Chart 1" svg:x="0.52778in" svg:y="0.125in" svg:width="5.97222in" svg:height="4.2291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Benchmark-net5_0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91.73" table:style-name="ce1">
            <text:p>191.73</text:p>
          </table:table-cell>
          <table:table-cell office:value-type="float" office:value="1.26138969316015" table:style-name="ce1">
            <text:p>1.261389693</text:p>
          </table:table-cell>
          <table:table-cell office:value-type="float" office:value="6.3556460153053093E-2" table:style-name="ce1">
            <text:p>0.06355646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2.65" table:style-name="ce14">
            <text:p>562.6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50208213154499" table:style-name="ce1">
            <text:p>4.775020821</text:p>
          </table:table-cell>
          <table:table-cell office:value-type="float" office:value="2.9345955249569706" table:formula="of:=[.B4]/[.B$3]" table:style-name="ce1">
            <text:p>2.934595525</text:p>
          </table:table-cell>
          <table:table-cell office:value-type="float" office:value="65.434192425039583" table:formula="of:=[.C4]/[.C$3]" table:style-name="ce1">
            <text:p>65.43419243</text:p>
          </table:table-cell>
          <table:table-cell office:value-type="float" office:value="75.130377145242406" table:formula="of:=[.D4]/[.D$3]" table:style-name="ce1">
            <text:p>75.1303771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1.95" table:style-name="ce14">
            <text:p>321.9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8688043190102" table:style-name="ce1">
            <text:p>4.774868804</text:p>
          </table:table-cell>
          <table:table-cell office:value-type="float" office:value="1.6791842695457153" table:formula="of:=[.B5]/[.B$3]" table:style-name="ce1">
            <text:p>1.67918427</text:p>
          </table:table-cell>
          <table:table-cell office:value-type="float" office:value="65.434192425039583" table:formula="of:=[.C5]/[.C$3]" table:style-name="ce1">
            <text:p>65.43419243</text:p>
          </table:table-cell>
          <table:table-cell office:value-type="float" office:value="75.12798530346781" table:formula="of:=[.D5]/[.D$3]" table:style-name="ce1">
            <text:p>75.127985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5.89" table:style-name="ce14">
            <text:p>175.89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3949360507303" table:style-name="ce1">
            <text:p>4.774394936</text:p>
          </table:table-cell>
          <table:table-cell office:value-type="float" office:value="0.91738382099827875" table:formula="of:=[.B6]/[.B$3]" table:style-name="ce1">
            <text:p>0.917383821</text:p>
          </table:table-cell>
          <table:table-cell office:value-type="float" office:value="65.434192425039583" table:formula="of:=[.C6]/[.C$3]" table:style-name="ce1">
            <text:p>65.43419243</text:p>
          </table:table-cell>
          <table:table-cell office:value-type="float" office:value="75.120529440332277" table:formula="of:=[.D6]/[.D$3]" table:style-name="ce1">
            <text:p>75.1205294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9.05" table:style-name="ce14">
            <text:p>99.0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633404026901101" table:style-name="ce1">
            <text:p>4.763340403</text:p>
          </table:table-cell>
          <table:table-cell office:value-type="float" office:value="0.51661190215407082" table:formula="of:=[.B7]/[.B$3]" table:style-name="ce1">
            <text:p>0.516611902</text:p>
          </table:table-cell>
          <table:table-cell office:value-type="float" office:value="65.434192425039583" table:formula="of:=[.C7]/[.C$3]" table:style-name="ce1">
            <text:p>65.43419243</text:p>
          </table:table-cell>
          <table:table-cell office:value-type="float" office:value="74.946596950479957" table:formula="of:=[.D7]/[.D$3]" table:style-name="ce1">
            <text:p>74.9465969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.01" table:style-name="ce14">
            <text:p>63.0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450944440546898" table:style-name="ce1">
            <text:p>4.745094444</text:p>
          </table:table-cell>
          <table:table-cell office:value-type="float" office:value="0.32863923225369007" table:formula="of:=[.B8]/[.B$3]" table:style-name="ce1">
            <text:p>0.328639232</text:p>
          </table:table-cell>
          <table:table-cell office:value-type="float" office:value="65.434192425039583" table:formula="of:=[.C8]/[.C$3]" table:style-name="ce1">
            <text:p>65.43419243</text:p>
          </table:table-cell>
          <table:table-cell office:value-type="float" office:value="74.659514274832489" table:formula="of:=[.D8]/[.D$3]" table:style-name="ce1">
            <text:p>74.65951427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.11" table:style-name="ce14">
            <text:p>45.1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261296891179896" table:style-name="ce1">
            <text:p>4.726129689</text:p>
          </table:table-cell>
          <table:table-cell office:value-type="float" office:value="0.23527877744745215" table:formula="of:=[.B9]/[.B$3]" table:style-name="ce1">
            <text:p>0.235278777</text:p>
          </table:table-cell>
          <table:table-cell office:value-type="float" office:value="65.434192425039583" table:formula="of:=[.C9]/[.C$3]" table:style-name="ce1">
            <text:p>65.43419243</text:p>
          </table:table-cell>
          <table:table-cell office:value-type="float" office:value="74.361122028143001" table:formula="of:=[.D9]/[.D$3]" table:style-name="ce1">
            <text:p>74.36112203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9.65" table:style-name="ce14">
            <text:p>39.6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6269249721174699" table:style-name="ce1">
            <text:p>4.626924972</text:p>
          </table:table-cell>
          <table:table-cell office:value-type="float" office:value="0.20680123089761646" table:formula="of:=[.B10]/[.B$3]" table:style-name="ce1">
            <text:p>0.206801231</text:p>
          </table:table-cell>
          <table:table-cell office:value-type="float" office:value="65.434192425039583" table:formula="of:=[.C10]/[.C$3]" table:style-name="ce1">
            <text:p>65.43419243</text:p>
          </table:table-cell>
          <table:table-cell office:value-type="float" office:value="72.800230865205037" table:formula="of:=[.D10]/[.D$3]" table:style-name="ce1">
            <text:p>72.8002308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8.08" table:style-name="ce14">
            <text:p>38.0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4961755355011501" table:style-name="ce1">
            <text:p>4.496175536</text:p>
          </table:table-cell>
          <table:table-cell office:value-type="float" office:value="0.19861263234757212" table:formula="of:=[.B11]/[.B$3]" table:style-name="ce1">
            <text:p>0.198612632</text:p>
          </table:table-cell>
          <table:table-cell office:value-type="float" office:value="65.434192425039583" table:formula="of:=[.C11]/[.C$3]" table:style-name="ce1">
            <text:p>65.43419243</text:p>
          </table:table-cell>
          <table:table-cell office:value-type="float" office:value="70.743013765614279" table:formula="of:=[.D11]/[.D$3]" table:style-name="ce1">
            <text:p>70.74301377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2.32" table:style-name="ce14">
            <text:p>42.3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3229039153806301" table:style-name="ce1">
            <text:p>4.322903915</text:p>
          </table:table-cell>
          <table:table-cell office:value-type="float" office:value="0.22072706410055809" table:formula="of:=[.B12]/[.B$3]" table:style-name="ce1">
            <text:p>0.220727064</text:p>
          </table:table-cell>
          <table:table-cell office:value-type="float" office:value="65.434192425039583" table:formula="of:=[.C12]/[.C$3]" table:style-name="ce1">
            <text:p>65.43419243</text:p>
          </table:table-cell>
          <table:table-cell office:value-type="float" office:value="68.016750853814955" table:formula="of:=[.D12]/[.D$3]" table:style-name="ce1">
            <text:p>68.0167508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5.81" table:style-name="ce14">
            <text:p>55.8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9709285093170301" table:style-name="ce1">
            <text:p>3.970928509</text:p>
          </table:table-cell>
          <table:table-cell office:value-type="float" office:value="0.29108642361654413" table:formula="of:=[.B13]/[.B$3]" table:style-name="ce1">
            <text:p>0.291086424</text:p>
          </table:table-cell>
          <table:table-cell office:value-type="float" office:value="65.434192425039583" table:formula="of:=[.C13]/[.C$3]" table:style-name="ce1">
            <text:p>65.43419243</text:p>
          </table:table-cell>
          <table:table-cell office:value-type="float" office:value="62.47875510616015" table:formula="of:=[.D13]/[.D$3]" table:style-name="ce1">
            <text:p>62.47875511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69.03" table:style-name="ce14">
            <text:p>69.0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8307054769999902" table:style-name="ce1">
            <text:p>3.830705477</text:p>
          </table:table-cell>
          <table:table-cell office:value-type="float" office:value="0.3600375528086372" table:formula="of:=[.B14]/[.B$3]" table:style-name="ce1">
            <text:p>0.360037553</text:p>
          </table:table-cell>
          <table:table-cell office:value-type="float" office:value="65.434192425039583" table:formula="of:=[.C14]/[.C$3]" table:style-name="ce1">
            <text:p>65.43419243</text:p>
          </table:table-cell>
          <table:table-cell office:value-type="float" office:value="60.272480055923516" table:formula="of:=[.D14]/[.D$3]" table:style-name="ce1">
            <text:p>60.27248006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54.36" table:style-name="ce14">
            <text:p>254.36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710278693960533" table:style-name="ce1">
            <text:p>0.710278694</text:p>
          </table:table-cell>
          <table:table-cell office:value-type="float" office:value="1.3266572784645074" table:formula="of:=[.B15]/[.B$3]" table:style-name="ce1">
            <text:p>1.326657278</text:p>
          </table:table-cell>
          <table:table-cell office:value-type="float" office:value="44.306468453508614" table:formula="of:=[.C15]/[.C$3]" table:style-name="ce1">
            <text:p>44.30646845</text:p>
          </table:table-cell>
          <table:table-cell office:value-type="float" office:value="11.175554652510222" table:formula="of:=[.D15]/[.D$3]" table:style-name="ce1">
            <text:p>11.17555465</text:p>
          </table:table-cell>
          <table:table-cell table:number-columns-repeated="16377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19.60000000000002" table:style-name="ce14">
            <text:p>319.6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1">
            <text:p>0.612760513</text:p>
          </table:table-cell>
          <table:table-cell office:value-type="float" office:value="1.6669274500599804" table:formula="of:=[.B16]/[.B$3]" table:style-name="ce1">
            <text:p>1.66692745</text:p>
          </table:table-cell>
          <table:table-cell office:value-type="float" office:value="44.306468453508614" table:formula="of:=[.C16]/[.C$3]" table:style-name="ce1">
            <text:p>44.30646845</text:p>
          </table:table-cell>
          <table:table-cell office:value-type="float" office:value="9.6411995187386239" table:formula="of:=[.D16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18.77" table:style-name="ce14">
            <text:p>318.77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6">
            <text:p>0.61</text:p>
          </table:table-cell>
          <table:table-cell office:value-type="float" office:value="1.6625984457309759" table:formula="of:=[.B17]/[.B$3]" table:style-name="ce1">
            <text:p>1.662598446</text:p>
          </table:table-cell>
          <table:table-cell office:value-type="float" office:value="44.306468453508614" table:formula="of:=[.C17]/[.C$3]" table:style-name="ce1">
            <text:p>44.30646845</text:p>
          </table:table-cell>
          <table:table-cell office:value-type="float" office:value="9.6411995187386239" table:formula="of:=[.D17]/[.D$3]" table:style-name="ce1">
            <text:p>9.641199519</text:p>
          </table:table-cell>
          <table:table-cell table:number-columns-repeated="4" table:style-name="ce1"/>
          <table:table-cell table:style-name="ce6"/>
          <table:table-cell table:number-columns-repeated="16372" table:style-name="ce1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265.59" table:style-name="ce15">
            <text:p>2,265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816564961143277" table:formula="of:=[.B18]/[.B$3]" table:style-name="ce1">
            <text:p>11.81656496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4" table:style-name="ce1"/>
          <table:table-cell table:style-name="ce6"/>
          <table:table-cell table:number-columns-repeated="5" table:style-name="ce1"/>
          <table:table-cell table:style-name="ce6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3" draw:style-name="a3" draw:name="Chart 1" svg:x="0.72222in" svg:y="0.01389in" svg:width="5.97222in" svg:height="4.229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Benchmark-IgnoreForeground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96.18" table:style-name="ce1">
            <text:p>196.18</text:p>
          </table:table-cell>
          <table:table-cell office:value-type="float" office:value="1.26138969316015" table:style-name="ce1">
            <text:p>1.261389693</text:p>
          </table:table-cell>
          <table:table-cell office:value-type="float" office:value="6.3556460153053093E-2" table:style-name="ce1">
            <text:p>0.06355646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9.17999999999995" table:style-name="ce16">
            <text:p>589.1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50208213154499" table:style-name="ce1">
            <text:p>4.775020821</text:p>
          </table:table-cell>
          <table:table-cell office:value-type="float" office:value="3.0032623101233558" table:formula="of:=[.B4]/[.B$3]" table:style-name="ce1">
            <text:p>3.00326231</text:p>
          </table:table-cell>
          <table:table-cell office:value-type="float" office:value="65.434192425039583" table:formula="of:=[.C4]/[.C$3]" table:style-name="ce1">
            <text:p>65.43419243</text:p>
          </table:table-cell>
          <table:table-cell office:value-type="float" office:value="75.130377145242406" table:formula="of:=[.D4]/[.D$3]" table:style-name="ce1">
            <text:p>75.1303771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0.02" table:style-name="ce16">
            <text:p>340.0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8688043190102" table:style-name="ce1">
            <text:p>4.774868804</text:p>
          </table:table-cell>
          <table:table-cell office:value-type="float" office:value="1.7332042002242836" table:formula="of:=[.B5]/[.B$3]" table:style-name="ce1">
            <text:p>1.7332042</text:p>
          </table:table-cell>
          <table:table-cell office:value-type="float" office:value="65.434192425039583" table:formula="of:=[.C5]/[.C$3]" table:style-name="ce1">
            <text:p>65.43419243</text:p>
          </table:table-cell>
          <table:table-cell office:value-type="float" office:value="75.12798530346781" table:formula="of:=[.D5]/[.D$3]" table:style-name="ce1">
            <text:p>75.127985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4.33" table:style-name="ce16">
            <text:p>184.3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3949360507303" table:style-name="ce1">
            <text:p>4.774394936</text:p>
          </table:table-cell>
          <table:table-cell office:value-type="float" office:value="0.9395962891222347" table:formula="of:=[.B6]/[.B$3]" table:style-name="ce1">
            <text:p>0.939596289</text:p>
          </table:table-cell>
          <table:table-cell office:value-type="float" office:value="65.434192425039583" table:formula="of:=[.C6]/[.C$3]" table:style-name="ce1">
            <text:p>65.43419243</text:p>
          </table:table-cell>
          <table:table-cell office:value-type="float" office:value="75.120529440332277" table:formula="of:=[.D6]/[.D$3]" table:style-name="ce1">
            <text:p>75.1205294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6.23" table:style-name="ce16">
            <text:p>106.2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633404026901101" table:style-name="ce1">
            <text:p>4.763340403</text:p>
          </table:table-cell>
          <table:table-cell office:value-type="float" office:value="0.54149250688143546" table:formula="of:=[.B7]/[.B$3]" table:style-name="ce1">
            <text:p>0.541492507</text:p>
          </table:table-cell>
          <table:table-cell office:value-type="float" office:value="65.434192425039583" table:formula="of:=[.C7]/[.C$3]" table:style-name="ce1">
            <text:p>65.43419243</text:p>
          </table:table-cell>
          <table:table-cell office:value-type="float" office:value="74.946596950479957" table:formula="of:=[.D7]/[.D$3]" table:style-name="ce1">
            <text:p>74.9465969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7.42" table:style-name="ce16">
            <text:p>67.4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450944440546898" table:style-name="ce1">
            <text:p>4.745094444</text:p>
          </table:table-cell>
          <table:table-cell office:value-type="float" office:value="0.34366398205729431" table:formula="of:=[.B8]/[.B$3]" table:style-name="ce1">
            <text:p>0.343663982</text:p>
          </table:table-cell>
          <table:table-cell office:value-type="float" office:value="65.434192425039583" table:formula="of:=[.C8]/[.C$3]" table:style-name="ce1">
            <text:p>65.43419243</text:p>
          </table:table-cell>
          <table:table-cell office:value-type="float" office:value="74.659514274832489" table:formula="of:=[.D8]/[.D$3]" table:style-name="ce1">
            <text:p>74.65951427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8.46" table:style-name="ce16">
            <text:p>48.4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261296891179896" table:style-name="ce1">
            <text:p>4.726129689</text:p>
          </table:table-cell>
          <table:table-cell office:value-type="float" office:value="0.24701804465286981" table:formula="of:=[.B9]/[.B$3]" table:style-name="ce1">
            <text:p>0.247018045</text:p>
          </table:table-cell>
          <table:table-cell office:value-type="float" office:value="65.434192425039583" table:formula="of:=[.C9]/[.C$3]" table:style-name="ce1">
            <text:p>65.43419243</text:p>
          </table:table-cell>
          <table:table-cell office:value-type="float" office:value="74.361122028143001" table:formula="of:=[.D9]/[.D$3]" table:style-name="ce1">
            <text:p>74.36112203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2.48" table:style-name="ce16">
            <text:p>42.4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6269249721174699" table:style-name="ce1">
            <text:p>4.626924972</text:p>
          </table:table-cell>
          <table:table-cell office:value-type="float" office:value="0.21653583443776123" table:formula="of:=[.B10]/[.B$3]" table:style-name="ce1">
            <text:p>0.216535834</text:p>
          </table:table-cell>
          <table:table-cell office:value-type="float" office:value="65.434192425039583" table:formula="of:=[.C10]/[.C$3]" table:style-name="ce1">
            <text:p>65.43419243</text:p>
          </table:table-cell>
          <table:table-cell office:value-type="float" office:value="72.800230865205037" table:formula="of:=[.D10]/[.D$3]" table:style-name="ce1">
            <text:p>72.8002308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46" table:style-name="ce16">
            <text:p>39.4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4961755355011501" table:style-name="ce1">
            <text:p>4.496175536</text:p>
          </table:table-cell>
          <table:table-cell office:value-type="float" office:value="0.20114180854317462" table:formula="of:=[.B11]/[.B$3]" table:style-name="ce1">
            <text:p>0.201141809</text:p>
          </table:table-cell>
          <table:table-cell office:value-type="float" office:value="65.434192425039583" table:formula="of:=[.C11]/[.C$3]" table:style-name="ce1">
            <text:p>65.43419243</text:p>
          </table:table-cell>
          <table:table-cell office:value-type="float" office:value="70.743013765614279" table:formula="of:=[.D11]/[.D$3]" table:style-name="ce1">
            <text:p>70.74301377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5.92" table:style-name="ce16">
            <text:p>45.9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3229039153806301" table:style-name="ce1">
            <text:p>4.322903915</text:p>
          </table:table-cell>
          <table:table-cell office:value-type="float" office:value="0.2340707513508003" table:formula="of:=[.B12]/[.B$3]" table:style-name="ce1">
            <text:p>0.234070751</text:p>
          </table:table-cell>
          <table:table-cell office:value-type="float" office:value="65.434192425039583" table:formula="of:=[.C12]/[.C$3]" table:style-name="ce1">
            <text:p>65.43419243</text:p>
          </table:table-cell>
          <table:table-cell office:value-type="float" office:value="68.016750853814955" table:formula="of:=[.D12]/[.D$3]" table:style-name="ce1">
            <text:p>68.0167508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61.64" table:style-name="ce16">
            <text:p>61.6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9709285093170301" table:style-name="ce1">
            <text:p>3.970928509</text:p>
          </table:table-cell>
          <table:table-cell office:value-type="float" office:value="0.31420124375573449" table:formula="of:=[.B13]/[.B$3]" table:style-name="ce1">
            <text:p>0.314201244</text:p>
          </table:table-cell>
          <table:table-cell office:value-type="float" office:value="65.434192425039583" table:formula="of:=[.C13]/[.C$3]" table:style-name="ce1">
            <text:p>65.43419243</text:p>
          </table:table-cell>
          <table:table-cell office:value-type="float" office:value="62.47875510616015" table:formula="of:=[.D13]/[.D$3]" table:style-name="ce1">
            <text:p>62.47875511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73.38" table:style-name="ce16">
            <text:p>73.3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8307054769999902" table:style-name="ce1">
            <text:p>3.830705477</text:p>
          </table:table-cell>
          <table:table-cell office:value-type="float" office:value="0.374044245081048" table:formula="of:=[.B14]/[.B$3]" table:style-name="ce1">
            <text:p>0.374044245</text:p>
          </table:table-cell>
          <table:table-cell office:value-type="float" office:value="65.434192425039583" table:formula="of:=[.C14]/[.C$3]" table:style-name="ce1">
            <text:p>65.43419243</text:p>
          </table:table-cell>
          <table:table-cell office:value-type="float" office:value="60.272480055923516" table:formula="of:=[.D14]/[.D$3]" table:style-name="ce1">
            <text:p>60.27248006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73.95999999999998" table:style-name="ce16">
            <text:p>273.96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710278693960533" table:style-name="ce1">
            <text:p>0.710278694</text:p>
          </table:table-cell>
          <table:table-cell office:value-type="float" office:value="1.396472627179121" table:formula="of:=[.B15]/[.B$3]" table:style-name="ce1">
            <text:p>1.396472627</text:p>
          </table:table-cell>
          <table:table-cell office:value-type="float" office:value="44.306468453508614" table:formula="of:=[.C15]/[.C$3]" table:style-name="ce1">
            <text:p>44.30646845</text:p>
          </table:table-cell>
          <table:table-cell office:value-type="float" office:value="11.175554652510222" table:formula="of:=[.D15]/[.D$3]" table:style-name="ce1">
            <text:p>11.17555465</text:p>
          </table:table-cell>
          <table:table-cell table:number-columns-repeated="16377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35.37" table:style-name="ce16">
            <text:p>335.37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1">
            <text:p>0.612760513</text:p>
          </table:table-cell>
          <table:table-cell office:value-type="float" office:value="1.7095014782342746" table:formula="of:=[.B16]/[.B$3]" table:style-name="ce1">
            <text:p>1.709501478</text:p>
          </table:table-cell>
          <table:table-cell office:value-type="float" office:value="44.306468453508614" table:formula="of:=[.C16]/[.C$3]" table:style-name="ce1">
            <text:p>44.30646845</text:p>
          </table:table-cell>
          <table:table-cell office:value-type="float" office:value="9.6411995187386239" table:formula="of:=[.D16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38.09" table:style-name="ce16">
            <text:p>338.09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6">
            <text:p>0.61</text:p>
          </table:table-cell>
          <table:table-cell office:value-type="float" office:value="1.7233662962585379" table:formula="of:=[.B17]/[.B$3]" table:style-name="ce1">
            <text:p>1.723366296</text:p>
          </table:table-cell>
          <table:table-cell office:value-type="float" office:value="44.306468453508614" table:formula="of:=[.C17]/[.C$3]" table:style-name="ce1">
            <text:p>44.30646845</text:p>
          </table:table-cell>
          <table:table-cell office:value-type="float" office:value="9.6411995187386239" table:formula="of:=[.D17]/[.D$3]" table:style-name="ce1">
            <text:p>9.641199519</text:p>
          </table:table-cell>
          <table:table-cell table:number-columns-repeated="4" table:style-name="ce1"/>
          <table:table-cell table:style-name="ce6"/>
          <table:table-cell table:number-columns-repeated="16372" table:style-name="ce1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426.5500000000002" table:style-name="ce17">
            <text:p>2,426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368997859108982" table:formula="of:=[.B18]/[.B$3]" table:style-name="ce1">
            <text:p>12.36899786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4" table:style-name="ce1"/>
          <table:table-cell table:style-name="ce6"/>
          <table:table-cell table:number-columns-repeated="5" table:style-name="ce1"/>
          <table:table-cell table:style-name="ce6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4" draw:style-name="a4" draw:name="Chart 1" svg:x="0.72222in" svg:y="0.01389in" svg:width="5.97222in" svg:height="4.2291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Benchmark-SplitBy4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12.91" table:style-name="ce1">
            <text:p>212.91</text:p>
          </table:table-cell>
          <table:table-cell office:value-type="float" office:value="1.26138969316015" table:style-name="ce1">
            <text:p>1.261389693</text:p>
          </table:table-cell>
          <table:table-cell office:value-type="float" office:value="6.3556460153053093E-2" table:style-name="ce1">
            <text:p>0.06355646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3.04" table:style-name="ce18">
            <text:p>573.0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50208213154499" table:style-name="ce1">
            <text:p>4.775020821</text:p>
          </table:table-cell>
          <table:table-cell office:value-type="float" office:value="2.691465877600864" table:formula="of:=[.B4]/[.B$3]" table:style-name="ce1">
            <text:p>2.691465878</text:p>
          </table:table-cell>
          <table:table-cell office:value-type="float" office:value="65.434192425039583" table:formula="of:=[.C4]/[.C$3]" table:style-name="ce1">
            <text:p>65.43419243</text:p>
          </table:table-cell>
          <table:table-cell office:value-type="float" office:value="75.130377145242406" table:formula="of:=[.D4]/[.D$3]" table:style-name="ce1">
            <text:p>75.1303771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9.64" table:style-name="ce18">
            <text:p>329.6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8688043190102" table:style-name="ce1">
            <text:p>4.774868804</text:p>
          </table:table-cell>
          <table:table-cell office:value-type="float" office:value="1.5482598280963786" table:formula="of:=[.B5]/[.B$3]" table:style-name="ce1">
            <text:p>1.548259828</text:p>
          </table:table-cell>
          <table:table-cell office:value-type="float" office:value="65.434192425039583" table:formula="of:=[.C5]/[.C$3]" table:style-name="ce1">
            <text:p>65.43419243</text:p>
          </table:table-cell>
          <table:table-cell office:value-type="float" office:value="75.12798530346781" table:formula="of:=[.D5]/[.D$3]" table:style-name="ce1">
            <text:p>75.127985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8.93" table:style-name="ce18">
            <text:p>178.9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3949360507303" table:style-name="ce1">
            <text:p>4.774394936</text:p>
          </table:table-cell>
          <table:table-cell office:value-type="float" office:value="0.84040204781363026" table:formula="of:=[.B6]/[.B$3]" table:style-name="ce1">
            <text:p>0.840402048</text:p>
          </table:table-cell>
          <table:table-cell office:value-type="float" office:value="65.434192425039583" table:formula="of:=[.C6]/[.C$3]" table:style-name="ce1">
            <text:p>65.43419243</text:p>
          </table:table-cell>
          <table:table-cell office:value-type="float" office:value="75.120529440332277" table:formula="of:=[.D6]/[.D$3]" table:style-name="ce1">
            <text:p>75.1205294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.53" table:style-name="ce18">
            <text:p>100.5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633404026901101" table:style-name="ce1">
            <text:p>4.763340403</text:p>
          </table:table-cell>
          <table:table-cell office:value-type="float" office:value="0.47217134000281813" table:formula="of:=[.B7]/[.B$3]" table:style-name="ce1">
            <text:p>0.47217134</text:p>
          </table:table-cell>
          <table:table-cell office:value-type="float" office:value="65.434192425039583" table:formula="of:=[.C7]/[.C$3]" table:style-name="ce1">
            <text:p>65.43419243</text:p>
          </table:table-cell>
          <table:table-cell office:value-type="float" office:value="74.946596950479957" table:formula="of:=[.D7]/[.D$3]" table:style-name="ce1">
            <text:p>74.9465969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.099999999999994" table:style-name="ce18">
            <text:p>65.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450944440546898" table:style-name="ce1">
            <text:p>4.745094444</text:p>
          </table:table-cell>
          <table:table-cell office:value-type="float" office:value="0.30576299845004928" table:formula="of:=[.B8]/[.B$3]" table:style-name="ce1">
            <text:p>0.305762998</text:p>
          </table:table-cell>
          <table:table-cell office:value-type="float" office:value="65.434192425039583" table:formula="of:=[.C8]/[.C$3]" table:style-name="ce1">
            <text:p>65.43419243</text:p>
          </table:table-cell>
          <table:table-cell office:value-type="float" office:value="74.659514274832489" table:formula="of:=[.D8]/[.D$3]" table:style-name="ce1">
            <text:p>74.65951427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.12" table:style-name="ce18">
            <text:p>47.12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261296891179896" table:style-name="ce1">
            <text:p>4.726129689</text:p>
          </table:table-cell>
          <table:table-cell office:value-type="float" office:value="0.22131417030670236" table:formula="of:=[.B9]/[.B$3]" table:style-name="ce1">
            <text:p>0.22131417</text:p>
          </table:table-cell>
          <table:table-cell office:value-type="float" office:value="65.434192425039583" table:formula="of:=[.C9]/[.C$3]" table:style-name="ce1">
            <text:p>65.43419243</text:p>
          </table:table-cell>
          <table:table-cell office:value-type="float" office:value="74.361122028143001" table:formula="of:=[.D9]/[.D$3]" table:style-name="ce1">
            <text:p>74.36112203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1.27" table:style-name="ce18">
            <text:p>41.27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6269249721174699" table:style-name="ce1">
            <text:p>4.626924972</text:p>
          </table:table-cell>
          <table:table-cell office:value-type="float" office:value="0.19383777182847214" table:formula="of:=[.B10]/[.B$3]" table:style-name="ce1">
            <text:p>0.193837772</text:p>
          </table:table-cell>
          <table:table-cell office:value-type="float" office:value="65.434192425039583" table:formula="of:=[.C10]/[.C$3]" table:style-name="ce1">
            <text:p>65.43419243</text:p>
          </table:table-cell>
          <table:table-cell office:value-type="float" office:value="72.800230865205037" table:formula="of:=[.D10]/[.D$3]" table:style-name="ce1">
            <text:p>72.8002308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8.6" table:style-name="ce18">
            <text:p>38.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4961755355011501" table:style-name="ce1">
            <text:p>4.496175536</text:p>
          </table:table-cell>
          <table:table-cell office:value-type="float" office:value="0.18129726175379268" table:formula="of:=[.B11]/[.B$3]" table:style-name="ce1">
            <text:p>0.181297262</text:p>
          </table:table-cell>
          <table:table-cell office:value-type="float" office:value="65.434192425039583" table:formula="of:=[.C11]/[.C$3]" table:style-name="ce1">
            <text:p>65.43419243</text:p>
          </table:table-cell>
          <table:table-cell office:value-type="float" office:value="70.743013765614279" table:formula="of:=[.D11]/[.D$3]" table:style-name="ce1">
            <text:p>70.74301377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3.84" table:style-name="ce18">
            <text:p>43.8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3229039153806301" table:style-name="ce1">
            <text:p>4.322903915</text:p>
          </table:table-cell>
          <table:table-cell office:value-type="float" office:value="0.20590859987788268" table:formula="of:=[.B12]/[.B$3]" table:style-name="ce1">
            <text:p>0.2059086</text:p>
          </table:table-cell>
          <table:table-cell office:value-type="float" office:value="65.434192425039583" table:formula="of:=[.C12]/[.C$3]" table:style-name="ce1">
            <text:p>65.43419243</text:p>
          </table:table-cell>
          <table:table-cell office:value-type="float" office:value="68.016750853814955" table:formula="of:=[.D12]/[.D$3]" table:style-name="ce1">
            <text:p>68.0167508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8.48" table:style-name="ce18">
            <text:p>58.4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9709285093170301" table:style-name="ce1">
            <text:p>3.970928509</text:p>
          </table:table-cell>
          <table:table-cell office:value-type="float" office:value="0.27467004837724857" table:formula="of:=[.B13]/[.B$3]" table:style-name="ce1">
            <text:p>0.274670048</text:p>
          </table:table-cell>
          <table:table-cell office:value-type="float" office:value="65.434192425039583" table:formula="of:=[.C13]/[.C$3]" table:style-name="ce1">
            <text:p>65.43419243</text:p>
          </table:table-cell>
          <table:table-cell office:value-type="float" office:value="62.47875510616015" table:formula="of:=[.D13]/[.D$3]" table:style-name="ce1">
            <text:p>62.47875511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71.400000000000006" table:style-name="ce18">
            <text:p>71.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8307054769999902" table:style-name="ce1">
            <text:p>3.830705477</text:p>
          </table:table-cell>
          <table:table-cell office:value-type="float" office:value="0.33535296604198961" table:formula="of:=[.B14]/[.B$3]" table:style-name="ce1">
            <text:p>0.335352966</text:p>
          </table:table-cell>
          <table:table-cell office:value-type="float" office:value="65.434192425039583" table:formula="of:=[.C14]/[.C$3]" table:style-name="ce1">
            <text:p>65.43419243</text:p>
          </table:table-cell>
          <table:table-cell office:value-type="float" office:value="60.272480055923516" table:formula="of:=[.D14]/[.D$3]" table:style-name="ce1">
            <text:p>60.27248006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66.06" table:style-name="ce18">
            <text:p>266.06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710278693960533" table:style-name="ce1">
            <text:p>0.710278694</text:p>
          </table:table-cell>
          <table:table-cell office:value-type="float" office:value="1.2496359964304167" table:formula="of:=[.B15]/[.B$3]" table:style-name="ce1">
            <text:p>1.249635996</text:p>
          </table:table-cell>
          <table:table-cell office:value-type="float" office:value="44.306468453508614" table:formula="of:=[.C15]/[.C$3]" table:style-name="ce1">
            <text:p>44.30646845</text:p>
          </table:table-cell>
          <table:table-cell office:value-type="float" office:value="11.175554652510222" table:formula="of:=[.D15]/[.D$3]" table:style-name="ce1">
            <text:p>11.17555465</text:p>
          </table:table-cell>
          <table:table-cell table:number-columns-repeated="16377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27.55" table:style-name="ce18">
            <text:p>327.55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1">
            <text:p>0.612760513</text:p>
          </table:table-cell>
          <table:table-cell office:value-type="float" office:value="1.5384434737682591" table:formula="of:=[.B16]/[.B$3]" table:style-name="ce1">
            <text:p>1.538443474</text:p>
          </table:table-cell>
          <table:table-cell office:value-type="float" office:value="44.306468453508614" table:formula="of:=[.C16]/[.C$3]" table:style-name="ce1">
            <text:p>44.30646845</text:p>
          </table:table-cell>
          <table:table-cell office:value-type="float" office:value="9.6411995187386239" table:formula="of:=[.D16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26.83999999999997" table:style-name="ce18">
            <text:p>326.84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6">
            <text:p>0.61</text:p>
          </table:table-cell>
          <table:table-cell office:value-type="float" office:value="1.5351087313888496" table:formula="of:=[.B17]/[.B$3]" table:style-name="ce1">
            <text:p>1.535108731</text:p>
          </table:table-cell>
          <table:table-cell office:value-type="float" office:value="44.306468453508614" table:formula="of:=[.C17]/[.C$3]" table:style-name="ce1">
            <text:p>44.30646845</text:p>
          </table:table-cell>
          <table:table-cell office:value-type="float" office:value="9.6411995187386239" table:formula="of:=[.D17]/[.D$3]" table:style-name="ce1">
            <text:p>9.641199519</text:p>
          </table:table-cell>
          <table:table-cell table:number-columns-repeated="4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422.4499999999998" table:style-name="ce19">
            <text:p>2,422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377812221126296" table:formula="of:=[.B18]/[.B$3]" table:style-name="ce1">
            <text:p>11.37781222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4" table:style-name="ce1"/>
          <table:table-cell table:style-name="ce6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5" draw:style-name="a5" draw:name="Chart 1" svg:x="0.72222in" svg:y="0.01389in" svg:width="5.97222in" svg:height="4.2291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Benchmark-IgnoreBackground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300.08" table:style-name="ce1">
            <text:p>300.08</text:p>
          </table:table-cell>
          <table:table-cell office:value-type="float" office:value="1.26138969316015" table:style-name="ce1">
            <text:p>1.261389693</text:p>
          </table:table-cell>
          <table:table-cell office:value-type="float" office:value="6.3556460153053093E-2" table:style-name="ce1">
            <text:p>0.06355646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0.48" table:style-name="ce20">
            <text:p>570.4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50208213154499" table:style-name="ce1">
            <text:p>4.775020821</text:p>
          </table:table-cell>
          <table:table-cell office:value-type="float" office:value="1.9010930418555054" table:formula="of:=[.B4]/[.B$3]" table:style-name="ce1">
            <text:p>1.901093042</text:p>
          </table:table-cell>
          <table:table-cell office:value-type="float" office:value="65.434192425039583" table:formula="of:=[.C4]/[.C$3]" table:style-name="ce1">
            <text:p>65.43419243</text:p>
          </table:table-cell>
          <table:table-cell office:value-type="float" office:value="75.130377145242406" table:formula="of:=[.D4]/[.D$3]" table:style-name="ce1">
            <text:p>75.1303771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7.64" table:style-name="ce20">
            <text:p>327.64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8688043190102" table:style-name="ce1">
            <text:p>4.774868804</text:p>
          </table:table-cell>
          <table:table-cell office:value-type="float" office:value="1.0918421754198882" table:formula="of:=[.B5]/[.B$3]" table:style-name="ce1">
            <text:p>1.091842175</text:p>
          </table:table-cell>
          <table:table-cell office:value-type="float" office:value="65.434192425039583" table:formula="of:=[.C5]/[.C$3]" table:style-name="ce1">
            <text:p>65.43419243</text:p>
          </table:table-cell>
          <table:table-cell office:value-type="float" office:value="75.12798530346781" table:formula="of:=[.D5]/[.D$3]" table:style-name="ce1">
            <text:p>75.127985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8.71" table:style-name="ce20">
            <text:p>178.7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743949360507303" table:style-name="ce1">
            <text:p>4.774394936</text:p>
          </table:table-cell>
          <table:table-cell office:value-type="float" office:value="0.59554118901626241" table:formula="of:=[.B6]/[.B$3]" table:style-name="ce1">
            <text:p>0.595541189</text:p>
          </table:table-cell>
          <table:table-cell office:value-type="float" office:value="65.434192425039583" table:formula="of:=[.C6]/[.C$3]" table:style-name="ce1">
            <text:p>65.43419243</text:p>
          </table:table-cell>
          <table:table-cell office:value-type="float" office:value="75.120529440332277" table:formula="of:=[.D6]/[.D$3]" table:style-name="ce1">
            <text:p>75.1205294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1.18" table:style-name="ce20">
            <text:p>101.18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633404026901101" table:style-name="ce1">
            <text:p>4.763340403</text:p>
          </table:table-cell>
          <table:table-cell office:value-type="float" office:value="0.33717675286590248" table:formula="of:=[.B7]/[.B$3]" table:style-name="ce1">
            <text:p>0.337176753</text:p>
          </table:table-cell>
          <table:table-cell office:value-type="float" office:value="65.434192425039583" table:formula="of:=[.C7]/[.C$3]" table:style-name="ce1">
            <text:p>65.43419243</text:p>
          </table:table-cell>
          <table:table-cell office:value-type="float" office:value="74.946596950479957" table:formula="of:=[.D7]/[.D$3]" table:style-name="ce1">
            <text:p>74.9465969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.53" table:style-name="ce20">
            <text:p>65.53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450944440546898" table:style-name="ce1">
            <text:p>4.745094444</text:p>
          </table:table-cell>
          <table:table-cell office:value-type="float" office:value="0.21837509997334045" table:formula="of:=[.B8]/[.B$3]" table:style-name="ce1">
            <text:p>0.2183751</text:p>
          </table:table-cell>
          <table:table-cell office:value-type="float" office:value="65.434192425039583" table:formula="of:=[.C8]/[.C$3]" table:style-name="ce1">
            <text:p>65.43419243</text:p>
          </table:table-cell>
          <table:table-cell office:value-type="float" office:value="74.659514274832489" table:formula="of:=[.D8]/[.D$3]" table:style-name="ce1">
            <text:p>74.65951427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.91" table:style-name="ce20">
            <text:p>46.9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7261296891179896" table:style-name="ce1">
            <text:p>4.726129689</text:p>
          </table:table-cell>
          <table:table-cell office:value-type="float" office:value="0.1563249800053319" table:formula="of:=[.B9]/[.B$3]" table:style-name="ce1">
            <text:p>0.15632498</text:p>
          </table:table-cell>
          <table:table-cell office:value-type="float" office:value="65.434192425039583" table:formula="of:=[.C9]/[.C$3]" table:style-name="ce1">
            <text:p>65.43419243</text:p>
          </table:table-cell>
          <table:table-cell office:value-type="float" office:value="74.361122028143001" table:formula="of:=[.D9]/[.D$3]" table:style-name="ce1">
            <text:p>74.36112203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0.81" table:style-name="ce20">
            <text:p>40.8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6269249721174699" table:style-name="ce1">
            <text:p>4.626924972</text:p>
          </table:table-cell>
          <table:table-cell office:value-type="float" office:value="0.13599706744868037" table:formula="of:=[.B10]/[.B$3]" table:style-name="ce1">
            <text:p>0.135997067</text:p>
          </table:table-cell>
          <table:table-cell office:value-type="float" office:value="65.434192425039583" table:formula="of:=[.C10]/[.C$3]" table:style-name="ce1">
            <text:p>65.43419243</text:p>
          </table:table-cell>
          <table:table-cell office:value-type="float" office:value="72.800230865205037" table:formula="of:=[.D10]/[.D$3]" table:style-name="ce1">
            <text:p>72.8002308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01" table:style-name="ce20">
            <text:p>39.0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4961755355011501" table:style-name="ce1">
            <text:p>4.496175536</text:p>
          </table:table-cell>
          <table:table-cell office:value-type="float" office:value="0.12999866702212742" table:formula="of:=[.B11]/[.B$3]" table:style-name="ce1">
            <text:p>0.129998667</text:p>
          </table:table-cell>
          <table:table-cell office:value-type="float" office:value="65.434192425039583" table:formula="of:=[.C11]/[.C$3]" table:style-name="ce1">
            <text:p>65.43419243</text:p>
          </table:table-cell>
          <table:table-cell office:value-type="float" office:value="70.743013765614279" table:formula="of:=[.D11]/[.D$3]" table:style-name="ce1">
            <text:p>70.74301377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4.01" table:style-name="ce20">
            <text:p>44.01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4.3229039153806301" table:style-name="ce1">
            <text:p>4.322903915</text:p>
          </table:table-cell>
          <table:table-cell office:value-type="float" office:value="0.14666089042921887" table:formula="of:=[.B12]/[.B$3]" table:style-name="ce1">
            <text:p>0.14666089</text:p>
          </table:table-cell>
          <table:table-cell office:value-type="float" office:value="65.434192425039583" table:formula="of:=[.C12]/[.C$3]" table:style-name="ce1">
            <text:p>65.43419243</text:p>
          </table:table-cell>
          <table:table-cell office:value-type="float" office:value="68.016750853814955" table:formula="of:=[.D12]/[.D$3]" table:style-name="ce1">
            <text:p>68.0167508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8.06" table:style-name="ce20">
            <text:p>58.06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9709285093170301" table:style-name="ce1">
            <text:p>3.970928509</text:p>
          </table:table-cell>
          <table:table-cell office:value-type="float" office:value="0.19348173820314585" table:formula="of:=[.B13]/[.B$3]" table:style-name="ce1">
            <text:p>0.193481738</text:p>
          </table:table-cell>
          <table:table-cell office:value-type="float" office:value="65.434192425039583" table:formula="of:=[.C13]/[.C$3]" table:style-name="ce1">
            <text:p>65.43419243</text:p>
          </table:table-cell>
          <table:table-cell office:value-type="float" office:value="62.47875510616015" table:formula="of:=[.D13]/[.D$3]" table:style-name="ce1">
            <text:p>62.47875511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71.45" table:style-name="ce20">
            <text:p>71.45</text:p>
          </table:table-cell>
          <table:table-cell office:value-type="float" office:value="82.538015905202897" table:style-name="ce1">
            <text:p>82.53801591</text:p>
          </table:table-cell>
          <table:table-cell office:value-type="float" office:value="3.8307054769999902" table:style-name="ce1">
            <text:p>3.830705477</text:p>
          </table:table-cell>
          <table:table-cell office:value-type="float" office:value="0.23810317248733673" table:formula="of:=[.B14]/[.B$3]" table:style-name="ce1">
            <text:p>0.238103172</text:p>
          </table:table-cell>
          <table:table-cell office:value-type="float" office:value="65.434192425039583" table:formula="of:=[.C14]/[.C$3]" table:style-name="ce1">
            <text:p>65.43419243</text:p>
          </table:table-cell>
          <table:table-cell office:value-type="float" office:value="60.272480055923516" table:formula="of:=[.D14]/[.D$3]" table:style-name="ce1">
            <text:p>60.27248006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66.75" table:style-name="ce20">
            <text:p>266.75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710278693960533" table:style-name="ce1">
            <text:p>0.710278694</text:p>
          </table:table-cell>
          <table:table-cell office:value-type="float" office:value="0.88892961876832854" table:formula="of:=[.B15]/[.B$3]" table:style-name="ce1">
            <text:p>0.888929619</text:p>
          </table:table-cell>
          <table:table-cell office:value-type="float" office:value="44.306468453508614" table:formula="of:=[.C15]/[.C$3]" table:style-name="ce1">
            <text:p>44.30646845</text:p>
          </table:table-cell>
          <table:table-cell office:value-type="float" office:value="11.175554652510222" table:formula="of:=[.D15]/[.D$3]" table:style-name="ce1">
            <text:p>11.17555465</text:p>
          </table:table-cell>
          <table:table-cell table:number-columns-repeated="16377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29.04" table:style-name="ce20">
            <text:p>329.04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1">
            <text:p>0.612760513</text:p>
          </table:table-cell>
          <table:table-cell office:value-type="float" office:value="1.0965075979738739" table:formula="of:=[.B16]/[.B$3]" table:style-name="ce1">
            <text:p>1.096507598</text:p>
          </table:table-cell>
          <table:table-cell office:value-type="float" office:value="44.306468453508614" table:formula="of:=[.C16]/[.C$3]" table:style-name="ce1">
            <text:p>44.30646845</text:p>
          </table:table-cell>
          <table:table-cell office:value-type="float" office:value="9.6411995187386239" table:formula="of:=[.D16]/[.D$3]" table:style-name="ce1">
            <text:p>9.641199519</text:p>
          </table:table-cell>
          <table:table-cell table:number-columns-repeated="1637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26.8" table:style-name="ce20">
            <text:p>326.8</text:p>
          </table:table-cell>
          <table:table-cell office:value-type="float" office:value="55.8877226475811" table:style-name="ce1">
            <text:p>55.88772265</text:p>
          </table:table-cell>
          <table:table-cell office:value-type="float" office:value="0.61276051304034596" table:style-name="ce6">
            <text:p>0.61</text:p>
          </table:table-cell>
          <table:table-cell office:value-type="float" office:value="1.0890429218874969" table:formula="of:=[.B17]/[.B$3]" table:style-name="ce1">
            <text:p>1.089042922</text:p>
          </table:table-cell>
          <table:table-cell office:value-type="float" office:value="44.306468453508614" table:formula="of:=[.C17]/[.C$3]" table:style-name="ce1">
            <text:p>44.30646845</text:p>
          </table:table-cell>
          <table:table-cell office:value-type="float" office:value="9.6411995187386239" table:formula="of:=[.D17]/[.D$3]" table:style-name="ce1">
            <text:p>9.641199519</text:p>
          </table:table-cell>
          <table:table-cell table:number-columns-repeated="4" table:style-name="ce1"/>
          <table:table-cell table:style-name="ce6"/>
          <table:table-cell table:number-columns-repeated="16372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424.0700000000002" table:style-name="ce21">
            <text:p>2,424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780791788856323" table:formula="of:=[.B18]/[.B$3]" table:style-name="ce1">
            <text:p>8.078079179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6" draw:style-name="a6" draw:name="Chart 1" svg:x="0.72222in" svg:y="0.01389in" svg:width="5.97222in" svg:height="4.22917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Benchmark-Fix_Compar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310.19" table:style-name="ce1">
            <text:p>310.19</text:p>
          </table:table-cell>
          <table:table-cell office:value-type="float" office:value="2.4888430668772998" table:style-name="ce1">
            <text:p>2.488843067</text:p>
          </table:table-cell>
          <table:table-cell office:value-type="float" office:value="8.4649732656128199E-2" table:style-name="ce1">
            <text:p>0.084649733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9.35" table:style-name="ce22">
            <text:p>509.35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7166095221761299" table:style-name="ce1">
            <text:p>4.716609522</text:p>
          </table:table-cell>
          <table:table-cell office:value-type="float" office:value="1.6420580934266096" table:formula="of:=[.B4]/[.B$3]" table:style-name="ce1">
            <text:p>1.642058093</text:p>
          </table:table-cell>
          <table:table-cell office:value-type="float" office:value="32.956833522072486" table:formula="of:=[.C4]/[.C$3]" table:style-name="ce1">
            <text:p>32.95683352</text:p>
          </table:table-cell>
          <table:table-cell office:value-type="float" office:value="55.71913075421476" table:formula="of:=[.D4]/[.D$3]" table:style-name="ce1">
            <text:p>55.71913075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6.57" table:style-name="ce22">
            <text:p>316.57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7163687733961401" table:style-name="ce1">
            <text:p>4.716368773</text:p>
          </table:table-cell>
          <table:table-cell office:value-type="float" office:value="1.0205680389438732" table:formula="of:=[.B5]/[.B$3]" table:style-name="ce1">
            <text:p>1.020568039</text:p>
          </table:table-cell>
          <table:table-cell office:value-type="float" office:value="32.956833522072486" table:formula="of:=[.C5]/[.C$3]" table:style-name="ce1">
            <text:p>32.95683352</text:p>
          </table:table-cell>
          <table:table-cell office:value-type="float" office:value="55.716286695852901" table:formula="of:=[.D5]/[.D$3]" table:style-name="ce1">
            <text:p>55.7162867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7.63" table:style-name="ce22">
            <text:p>177.63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7159371710746703" table:style-name="ce1">
            <text:p>4.715937171</text:p>
          </table:table-cell>
          <table:table-cell office:value-type="float" office:value="0.57264902156742636" table:formula="of:=[.B6]/[.B$3]" table:style-name="ce1">
            <text:p>0.572649022</text:p>
          </table:table-cell>
          <table:table-cell office:value-type="float" office:value="32.956833522072486" table:formula="of:=[.C6]/[.C$3]" table:style-name="ce1">
            <text:p>32.95683352</text:p>
          </table:table-cell>
          <table:table-cell office:value-type="float" office:value="55.711188010860909" table:formula="of:=[.D6]/[.D$3]" table:style-name="ce1">
            <text:p>55.71118801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1.06" table:style-name="ce22">
            <text:p>101.06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7075740013998102" table:style-name="ce1">
            <text:p>4.707574001</text:p>
          </table:table-cell>
          <table:table-cell office:value-type="float" office:value="0.32580031593539444" table:formula="of:=[.B7]/[.B$3]" table:style-name="ce1">
            <text:p>0.325800316</text:p>
          </table:table-cell>
          <table:table-cell office:value-type="float" office:value="32.956833522072486" table:formula="of:=[.C7]/[.C$3]" table:style-name="ce1">
            <text:p>32.95683352</text:p>
          </table:table-cell>
          <table:table-cell office:value-type="float" office:value="55.612390656014746" table:formula="of:=[.D7]/[.D$3]" table:style-name="ce1">
            <text:p>55.61239066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.03" table:style-name="ce22">
            <text:p>63.03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68910175132405" table:style-name="ce1">
            <text:p>4.689101751</text:p>
          </table:table-cell>
          <table:table-cell office:value-type="float" office:value="0.20319803991102228" table:formula="of:=[.B8]/[.B$3]" table:style-name="ce1">
            <text:p>0.20319804</text:p>
          </table:table-cell>
          <table:table-cell office:value-type="float" office:value="32.956833522072486" table:formula="of:=[.C8]/[.C$3]" table:style-name="ce1">
            <text:p>32.95683352</text:p>
          </table:table-cell>
          <table:table-cell office:value-type="float" office:value="55.394170828306606" table:formula="of:=[.D8]/[.D$3]" table:style-name="ce1">
            <text:p>55.39417083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.39" table:style-name="ce22">
            <text:p>46.39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6564250639771103" table:style-name="ce1">
            <text:p>4.656425064</text:p>
          </table:table-cell>
          <table:table-cell office:value-type="float" office:value="0.14955349946806795" table:formula="of:=[.B9]/[.B$3]" table:style-name="ce1">
            <text:p>0.149553499</text:p>
          </table:table-cell>
          <table:table-cell office:value-type="float" office:value="32.956833522072486" table:formula="of:=[.C9]/[.C$3]" table:style-name="ce1">
            <text:p>32.95683352</text:p>
          </table:table-cell>
          <table:table-cell office:value-type="float" office:value="55.008148494607319" table:formula="of:=[.D9]/[.D$3]" table:style-name="ce1">
            <text:p>55.00814849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0.659999999999997" table:style-name="ce22">
            <text:p>40.66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56009116591785" table:style-name="ce1">
            <text:p>4.560091166</text:p>
          </table:table-cell>
          <table:table-cell office:value-type="float" office:value="0.13108095038524775" table:formula="of:=[.B10]/[.B$3]" table:style-name="ce1">
            <text:p>0.13108095</text:p>
          </table:table-cell>
          <table:table-cell office:value-type="float" office:value="32.956833522072486" table:formula="of:=[.C10]/[.C$3]" table:style-name="ce1">
            <text:p>32.95683352</text:p>
          </table:table-cell>
          <table:table-cell office:value-type="float" office:value="53.870118934010868" table:formula="of:=[.D10]/[.D$3]" table:style-name="ce1">
            <text:p>53.87011893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21" table:style-name="ce22">
            <text:p>39.21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4361687778153698" table:style-name="ce1">
            <text:p>4.436168778</text:p>
          </table:table-cell>
          <table:table-cell office:value-type="float" office:value="0.12640639607982204" table:formula="of:=[.B11]/[.B$3]" table:style-name="ce1">
            <text:p>0.126406396</text:p>
          </table:table-cell>
          <table:table-cell office:value-type="float" office:value="32.956833522072486" table:formula="of:=[.C11]/[.C$3]" table:style-name="ce1">
            <text:p>32.95683352</text:p>
          </table:table-cell>
          <table:table-cell office:value-type="float" office:value="52.406175880511945" table:formula="of:=[.D11]/[.D$3]" table:style-name="ce1">
            <text:p>52.40617588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4.05" table:style-name="ce22">
            <text:p>44.05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4.2542294735831998" table:style-name="ce1">
            <text:p>4.254229474</text:p>
          </table:table-cell>
          <table:table-cell office:value-type="float" office:value="0.14200973596827751" table:formula="of:=[.B12]/[.B$3]" table:style-name="ce1">
            <text:p>0.142009736</text:p>
          </table:table-cell>
          <table:table-cell office:value-type="float" office:value="32.956833522072486" table:formula="of:=[.C12]/[.C$3]" table:style-name="ce1">
            <text:p>32.95683352</text:p>
          </table:table-cell>
          <table:table-cell office:value-type="float" office:value="50.256856579395418" table:formula="of:=[.D12]/[.D$3]" table:style-name="ce1">
            <text:p>50.25685658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7.87" table:style-name="ce22">
            <text:p>57.87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3.9338053449909598" table:style-name="ce1">
            <text:p>3.933805345</text:p>
          </table:table-cell>
          <table:table-cell office:value-type="float" office:value="0.18656307424481769" table:formula="of:=[.B13]/[.B$3]" table:style-name="ce1">
            <text:p>0.186563074</text:p>
          </table:table-cell>
          <table:table-cell office:value-type="float" office:value="32.956833522072486" table:formula="of:=[.C13]/[.C$3]" table:style-name="ce1">
            <text:p>32.95683352</text:p>
          </table:table-cell>
          <table:table-cell office:value-type="float" office:value="46.471562538433759" table:formula="of:=[.D13]/[.D$3]" table:style-name="ce1">
            <text:p>46.47156254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70.62" table:style-name="ce22">
            <text:p>70.62</text:p>
          </table:table-cell>
          <table:table-cell office:value-type="float" office:value="82.024386617639493" table:style-name="ce1">
            <text:p>82.02438662</text:p>
          </table:table-cell>
          <table:table-cell office:value-type="float" office:value="3.7901835767583298" table:style-name="ce1">
            <text:p>3.790183577</text:p>
          </table:table-cell>
          <table:table-cell office:value-type="float" office:value="0.22766691382700927" table:formula="of:=[.B14]/[.B$3]" table:style-name="ce1">
            <text:p>0.227666914</text:p>
          </table:table-cell>
          <table:table-cell office:value-type="float" office:value="32.956833522072486" table:formula="of:=[.C14]/[.C$3]" table:style-name="ce1">
            <text:p>32.95683352</text:p>
          </table:table-cell>
          <table:table-cell office:value-type="float" office:value="44.774903095738722" table:formula="of:=[.D14]/[.D$3]" table:style-name="ce1">
            <text:p>44.7749031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61.44" table:style-name="ce22">
            <text:p>261.44</text:p>
          </table:table-cell>
          <table:table-cell office:value-type="float" office:value="57.7541399770301" table:style-name="ce1">
            <text:p>57.75413998</text:p>
          </table:table-cell>
          <table:table-cell office:value-type="float" office:value="0.72113561595716202" table:style-name="ce1">
            <text:p>0.721135616</text:p>
          </table:table-cell>
          <table:table-cell office:value-type="float" office:value="0.84283826042103227" table:formula="of:=[.B15]/[.B$3]" table:style-name="ce1">
            <text:p>0.84283826</text:p>
          </table:table-cell>
          <table:table-cell office:value-type="float" office:value="23.205215606258786" table:formula="of:=[.C15]/[.C$3]" table:style-name="ce1">
            <text:p>23.20521561</text:p>
          </table:table-cell>
          <table:table-cell office:value-type="float" office:value="8.5190536736438887" table:formula="of:=[.D15]/[.D$3]" table:style-name="ce1">
            <text:p>8.519053674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16.33999999999997" table:style-name="ce22">
            <text:p>316.34</text:p>
          </table:table-cell>
          <table:table-cell office:value-type="float" office:value="57.7541399770301" table:style-name="ce1">
            <text:p>57.75413998</text:p>
          </table:table-cell>
          <table:table-cell office:value-type="float" office:value="0.62575569912772" table:style-name="ce1">
            <text:p>0.625755699</text:p>
          </table:table-cell>
          <table:table-cell office:value-type="float" office:value="1.0198265579161159" table:formula="of:=[.B16]/[.B$3]" table:style-name="ce1">
            <text:p>1.019826558</text:p>
          </table:table-cell>
          <table:table-cell office:value-type="float" office:value="23.205215606258786" table:formula="of:=[.C16]/[.C$3]" table:style-name="ce1">
            <text:p>23.20521561</text:p>
          </table:table-cell>
          <table:table-cell office:value-type="float" office:value="7.3922938619277323" table:formula="of:=[.D16]/[.D$3]" table:style-name="ce1">
            <text:p>7.392293862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15.26" table:style-name="ce22">
            <text:p>315.26</text:p>
          </table:table-cell>
          <table:table-cell office:value-type="float" office:value="57.7541399770301" table:style-name="ce1">
            <text:p>57.75413998</text:p>
          </table:table-cell>
          <table:table-cell office:value-type="float" office:value="0.62575569912772" table:style-name="ce1">
            <text:p>0.625755699</text:p>
          </table:table-cell>
          <table:table-cell office:value-type="float" office:value="1.0163448209162127" table:formula="of:=[.B17]/[.B$3]" table:style-name="ce1">
            <text:p>1.016344821</text:p>
          </table:table-cell>
          <table:table-cell office:value-type="float" office:value="23.205215606258786" table:formula="of:=[.C17]/[.C$3]" table:style-name="ce1">
            <text:p>23.20521561</text:p>
          </table:table-cell>
          <table:table-cell office:value-type="float" office:value="7.3922938619277323" table:formula="of:=[.D17]/[.D$3]" table:style-name="ce1">
            <text:p>7.392293862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291.39" table:style-name="ce23">
            <text:p>2,291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870530964892485" table:formula="of:=[.B18]/[.B$3]" table:style-name="ce1">
            <text:p>7.387053096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7" draw:style-name="a7" draw:name="Chart 1" svg:x="0.72222in" svg:y="0.01389in" svg:width="5.97222in" svg:height="4.2291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Benchmark-1" table:style-name="ta1">
        <table:table-column table:style-name="co1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310.19" table:style-name="ce1">
            <text:p>310.19</text:p>
          </table:table-cell>
          <table:table-cell office:value-type="float" office:value="83.318665375772795" table:style-name="ce1">
            <text:p>83.31866538</text:p>
          </table:table-cell>
          <table:table-cell office:value-type="float" office:value="1.0841663811329101" table:style-name="ce1">
            <text:p>1.084166381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9.35" table:style-name="ce24">
            <text:p>509.35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7.732179718249" table:style-name="ce1">
            <text:p>107.7321797</text:p>
          </table:table-cell>
          <table:table-cell office:value-type="float" office:value="1.6420580934266096" table:formula="of:=[.B4]/[.B$3]" table:style-name="ce1">
            <text:p>1.642058093</text:p>
          </table:table-cell>
          <table:table-cell office:value-type="float" office:value="2.6470576937197055" table:formula="of:=[.C4]/[.C$3]" table:style-name="ce1">
            <text:p>2.647057694</text:p>
          </table:table-cell>
          <table:table-cell office:value-type="float" office:value="99.368677716858571" table:formula="of:=[.D4]/[.D$3]" table:style-name="ce1">
            <text:p>99.36867772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6.57" table:style-name="ce24">
            <text:p>316.57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7.54762407982901" table:style-name="ce1">
            <text:p>107.5476241</text:p>
          </table:table-cell>
          <table:table-cell office:value-type="float" office:value="1.0205680389438732" table:formula="of:=[.B5]/[.B$3]" table:style-name="ce1">
            <text:p>1.020568039</text:p>
          </table:table-cell>
          <table:table-cell office:value-type="float" office:value="2.6470576937197055" table:formula="of:=[.C5]/[.C$3]" table:style-name="ce1">
            <text:p>2.647057694</text:p>
          </table:table-cell>
          <table:table-cell office:value-type="float" office:value="99.198449565873901" table:formula="of:=[.D5]/[.D$3]" table:style-name="ce1">
            <text:p>99.19844957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7.63" table:style-name="ce24">
            <text:p>177.63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7.546024109021" table:style-name="ce1">
            <text:p>107.5460241</text:p>
          </table:table-cell>
          <table:table-cell office:value-type="float" office:value="0.57264902156742636" table:formula="of:=[.B6]/[.B$3]" table:style-name="ce1">
            <text:p>0.572649022</text:p>
          </table:table-cell>
          <table:table-cell office:value-type="float" office:value="2.6470576937197055" table:formula="of:=[.C6]/[.C$3]" table:style-name="ce1">
            <text:p>2.647057694</text:p>
          </table:table-cell>
          <table:table-cell office:value-type="float" office:value="99.196973804555483" table:formula="of:=[.D6]/[.D$3]" table:style-name="ce1">
            <text:p>99.1969738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1.06" table:style-name="ce24">
            <text:p>101.06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6.209796097752" table:style-name="ce1">
            <text:p>106.2097961</text:p>
          </table:table-cell>
          <table:table-cell office:value-type="float" office:value="0.32580031593539444" table:formula="of:=[.B7]/[.B$3]" table:style-name="ce1">
            <text:p>0.325800316</text:p>
          </table:table-cell>
          <table:table-cell office:value-type="float" office:value="2.6470576937197055" table:formula="of:=[.C7]/[.C$3]" table:style-name="ce1">
            <text:p>2.647057694</text:p>
          </table:table-cell>
          <table:table-cell office:value-type="float" office:value="97.964480310454803" table:formula="of:=[.D7]/[.D$3]" table:style-name="ce1">
            <text:p>97.96448031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.03" table:style-name="ce24">
            <text:p>63.03</text:p>
          </table:table-cell>
          <table:table-cell office:value-type="float" office:value="217.112873869791" table:style-name="ce1">
            <text:p>217.1128739</text:p>
          </table:table-cell>
          <table:table-cell office:value-type="float" office:value="99.942114050368104" table:style-name="ce1">
            <text:p>99.94211405</text:p>
          </table:table-cell>
          <table:table-cell office:value-type="float" office:value="0.20319803991102228" table:formula="of:=[.B8]/[.B$3]" table:style-name="ce1">
            <text:p>0.20319804</text:p>
          </table:table-cell>
          <table:table-cell office:value-type="float" office:value="2.6058131499178163" table:formula="of:=[.C8]/[.C$3]" table:style-name="ce1">
            <text:p>2.60581315</text:p>
          </table:table-cell>
          <table:table-cell office:value-type="float" office:value="92.183373133127986" table:formula="of:=[.D8]/[.D$3]" table:style-name="ce1">
            <text:p>92.18337313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.39" table:style-name="ce24">
            <text:p>46.39</text:p>
          </table:table-cell>
          <table:table-cell office:value-type="float" office:value="209.00717691026699" table:style-name="ce1">
            <text:p>209.0071769</text:p>
          </table:table-cell>
          <table:table-cell office:value-type="float" office:value="98.828655164882704" table:style-name="ce1">
            <text:p>98.82865516</text:p>
          </table:table-cell>
          <table:table-cell office:value-type="float" office:value="0.14955349946806795" table:formula="of:=[.B9]/[.B$3]" table:style-name="ce1">
            <text:p>0.149553499</text:p>
          </table:table-cell>
          <table:table-cell office:value-type="float" office:value="2.5085276626507462" table:formula="of:=[.C9]/[.C$3]" table:style-name="ce1">
            <text:p>2.508527663</text:p>
          </table:table-cell>
          <table:table-cell office:value-type="float" office:value="91.156354674649435" table:formula="of:=[.D9]/[.D$3]" table:style-name="ce1">
            <text:p>91.15635467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0.659999999999997" table:style-name="ce24">
            <text:p>40.66</text:p>
          </table:table-cell>
          <table:table-cell office:value-type="float" office:value="209.00717691026699" table:style-name="ce1">
            <text:p>209.0071769</text:p>
          </table:table-cell>
          <table:table-cell office:value-type="float" office:value="97.358698517873705" table:style-name="ce1">
            <text:p>97.35869852</text:p>
          </table:table-cell>
          <table:table-cell office:value-type="float" office:value="0.13108095038524775" table:formula="of:=[.B10]/[.B$3]" table:style-name="ce1">
            <text:p>0.13108095</text:p>
          </table:table-cell>
          <table:table-cell office:value-type="float" office:value="2.5085276626507462" table:formula="of:=[.C10]/[.C$3]" table:style-name="ce1">
            <text:p>2.508527663</text:p>
          </table:table-cell>
          <table:table-cell office:value-type="float" office:value="89.800514212715029" table:formula="of:=[.D10]/[.D$3]" table:style-name="ce1">
            <text:p>89.80051421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21" table:style-name="ce24">
            <text:p>39.21</text:p>
          </table:table-cell>
          <table:table-cell office:value-type="float" office:value="195.15122341404799" table:style-name="ce1">
            <text:p>195.1512234</text:p>
          </table:table-cell>
          <table:table-cell office:value-type="float" office:value="88.705393565048993" table:style-name="ce1">
            <text:p>88.70539357</text:p>
          </table:table-cell>
          <table:table-cell office:value-type="float" office:value="0.12640639607982204" table:formula="of:=[.B11]/[.B$3]" table:style-name="ce1">
            <text:p>0.126406396</text:p>
          </table:table-cell>
          <table:table-cell office:value-type="float" office:value="2.3422269491944312" table:formula="of:=[.C11]/[.C$3]" table:style-name="ce1">
            <text:p>2.342226949</text:p>
          </table:table-cell>
          <table:table-cell office:value-type="float" office:value="81.818985636093458" table:formula="of:=[.D11]/[.D$3]" table:style-name="ce1">
            <text:p>81.81898564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4.05" table:style-name="ce24">
            <text:p>44.05</text:p>
          </table:table-cell>
          <table:table-cell office:value-type="float" office:value="166.856225535638" table:style-name="ce1">
            <text:p>166.8562255</text:p>
          </table:table-cell>
          <table:table-cell office:value-type="float" office:value="69.098734135465904" table:style-name="ce1">
            <text:p>69.09873414</text:p>
          </table:table-cell>
          <table:table-cell office:value-type="float" office:value="0.14200973596827751" table:formula="of:=[.B12]/[.B$3]" table:style-name="ce1">
            <text:p>0.142009736</text:p>
          </table:table-cell>
          <table:table-cell office:value-type="float" office:value="2.0026271998369776" table:formula="of:=[.C12]/[.C$3]" table:style-name="ce1">
            <text:p>2.0026272</text:p>
          </table:table-cell>
          <table:table-cell office:value-type="float" office:value="63.734437202581873" table:formula="of:=[.D12]/[.D$3]" table:style-name="ce1">
            <text:p>63.7344372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7.87" table:style-name="ce24">
            <text:p>57.87</text:p>
          </table:table-cell>
          <table:table-cell office:value-type="float" office:value="163.47782724271801" table:style-name="ce1">
            <text:p>163.4778272</text:p>
          </table:table-cell>
          <table:table-cell office:value-type="float" office:value="46.748987224860301" table:style-name="ce1">
            <text:p>46.74898722</text:p>
          </table:table-cell>
          <table:table-cell office:value-type="float" office:value="0.18656307424481769" table:formula="of:=[.B13]/[.B$3]" table:style-name="ce1">
            <text:p>0.186563074</text:p>
          </table:table-cell>
          <table:table-cell office:value-type="float" office:value="1.9620792832605034" table:formula="of:=[.C13]/[.C$3]" table:style-name="ce1">
            <text:p>1.962079283</text:p>
          </table:table-cell>
          <table:table-cell office:value-type="float" office:value="43.119753608306411" table:formula="of:=[.D13]/[.D$3]" table:style-name="ce1">
            <text:p>43.11975361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70.62" table:style-name="ce24">
            <text:p>70.62</text:p>
          </table:table-cell>
          <table:table-cell office:value-type="float" office:value="121.268297588446" table:style-name="ce1">
            <text:p>121.2682976</text:p>
          </table:table-cell>
          <table:table-cell office:value-type="float" office:value="37.287996158909301" table:style-name="ce1">
            <text:p>37.28799616</text:p>
          </table:table-cell>
          <table:table-cell office:value-type="float" office:value="0.22766691382700927" table:formula="of:=[.B14]/[.B$3]" table:style-name="ce1">
            <text:p>0.227666914</text:p>
          </table:table-cell>
          <table:table-cell office:value-type="float" office:value="1.4554757573410209" table:formula="of:=[.C14]/[.C$3]" table:style-name="ce1">
            <text:p>1.455475757</text:p>
          </table:table-cell>
          <table:table-cell office:value-type="float" office:value="34.393241487478015" table:formula="of:=[.D14]/[.D$3]" table:style-name="ce1">
            <text:p>34.39324149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61.44" table:style-name="ce24">
            <text:p>261.44</text:p>
          </table:table-cell>
          <table:table-cell office:value-type="float" office:value="109.77249200049999" table:style-name="ce1">
            <text:p>109.772492</text:p>
          </table:table-cell>
          <table:table-cell office:value-type="float" office:value="8.1782652260282305" table:style-name="ce1">
            <text:p>8.178265226</text:p>
          </table:table-cell>
          <table:table-cell office:value-type="float" office:value="0.84283826042103227" table:formula="of:=[.B15]/[.B$3]" table:style-name="ce1">
            <text:p>0.84283826</text:p>
          </table:table-cell>
          <table:table-cell office:value-type="float" office:value="1.317501804732693" table:formula="of:=[.C15]/[.C$3]" table:style-name="ce1">
            <text:p>1.317501805</text:p>
          </table:table-cell>
          <table:table-cell office:value-type="float" office:value="7.5433672989216598" table:formula="of:=[.D15]/[.D$3]" table:style-name="ce1">
            <text:p>7.543367299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316.33999999999997" table:style-name="ce24">
            <text:p>316.34</text:p>
          </table:table-cell>
          <table:table-cell office:value-type="float" office:value="90.509667991878004" table:style-name="ce1">
            <text:p>90.50966799</text:p>
          </table:table-cell>
          <table:table-cell office:value-type="float" office:value="3.0590029516550801" table:style-name="ce1">
            <text:p>3.059002952</text:p>
          </table:table-cell>
          <table:table-cell office:value-type="float" office:value="1.0198265579161159" table:formula="of:=[.B16]/[.B$3]" table:style-name="ce1">
            <text:p>1.019826558</text:p>
          </table:table-cell>
          <table:table-cell office:value-type="float" office:value="1.0863072228014372" table:formula="of:=[.C16]/[.C$3]" table:style-name="ce1">
            <text:p>1.086307223</text:p>
          </table:table-cell>
          <table:table-cell office:value-type="float" office:value="2.8215253718331916" table:formula="of:=[.D16]/[.D$3]" table:style-name="ce1">
            <text:p>2.821525372</text:p>
          </table:table-cell>
          <table:table-cell table:style-name="ce1"/>
          <table:table-cell table:style-name="ce5"/>
          <table:table-cell table:number-columns-repeated="16375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15.26" table:style-name="ce24">
            <text:p>315.26</text:p>
          </table:table-cell>
          <table:table-cell office:value-type="float" office:value="90.509667991878004" table:style-name="ce1">
            <text:p>90.50966799</text:p>
          </table:table-cell>
          <table:table-cell office:value-type="float" office:value="3.0590029516550801" table:style-name="ce1">
            <text:p>3.059002952</text:p>
          </table:table-cell>
          <table:table-cell office:value-type="float" office:value="1.0163448209162127" table:formula="of:=[.B17]/[.B$3]" table:style-name="ce1">
            <text:p>1.016344821</text:p>
          </table:table-cell>
          <table:table-cell office:value-type="float" office:value="1.0863072228014372" table:formula="of:=[.C17]/[.C$3]" table:style-name="ce1">
            <text:p>1.086307223</text:p>
          </table:table-cell>
          <table:table-cell office:value-type="float" office:value="2.8215253718331916" table:formula="of:=[.D17]/[.D$3]" table:style-name="ce1">
            <text:p>2.821525372</text:p>
          </table:table-cell>
          <table:table-cell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2291.39" table:style-name="ce25">
            <text:p>2,291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870530964892485" table:formula="of:=[.B18]/[.B$3]" table:style-name="ce1">
            <text:p>7.387053096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style-name="ce1"/>
          <table:table-cell table:style-name="ce5"/>
          <table:table-cell table:number-columns-repeated="2" table:style-name="ce1"/>
          <table:table-cell table:style-name="ce6"/>
          <table:table-cell table:number-columns-repeated="16372"/>
        </table:table-row>
        <table:table-row table:number-rows-repeated="1048558" table:style-name="ro1">
          <table:table-cell table:number-columns-repeated="16384"/>
        </table:table-row>
      </table:table>
      <table:table table:name="Benchmark-0" table:style-name="ta1">
        <table:table-column table:style-name="co1" table:number-columns-repeated="16384" table:default-cell-style-name="ce1"/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1">
            <text:p>Sear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Avg Dif</text:p>
          </table:table-cell>
          <table:table-cell table:number-columns-repeated="16377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344.19" table:style-name="ce1">
            <text:p>344.19</text:p>
          </table:table-cell>
          <table:table-cell office:value-type="float" office:value="83.318665375772795" table:style-name="ce1">
            <text:p>83.31866538</text:p>
          </table:table-cell>
          <table:table-cell office:value-type="float" office:value="1.09479433449998" table:style-name="ce1">
            <text:p>1.094794334</text:p>
          </table:table-cell>
          <table:table-cell office:value-type="float" office:value="1" table:formula="of:=[.B3]/[.B$3]" table:style-name="ce1">
            <text:p>1</text:p>
          </table:table-cell>
          <table:table-cell office:value-type="float" office:value="1" table:formula="of:=[.C3]/[.C$3]" table:style-name="ce1">
            <text:p>1</text:p>
          </table:table-cell>
          <table:table-cell office:value-type="float" office:value="1" table:formula="of:=[.D3]/[.D$3]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3.4" table:style-name="ce26">
            <text:p>583.4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7.732179718249" table:style-name="ce1">
            <text:p>107.7321797</text:p>
          </table:table-cell>
          <table:table-cell office:value-type="float" office:value="1.6949940439873326" table:formula="of:=[.B4]/[.B$3]" table:style-name="ce1">
            <text:p>1.694994044</text:p>
          </table:table-cell>
          <table:table-cell office:value-type="float" office:value="2.6470576937197055" table:formula="of:=[.C4]/[.C$3]" table:style-name="ce1">
            <text:p>2.647057694</text:p>
          </table:table-cell>
          <table:table-cell office:value-type="float" office:value="98.404034733567556" table:formula="of:=[.D4]/[.D$3]" table:style-name="ce1">
            <text:p>98.4040347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6.53" table:style-name="ce26">
            <text:p>356.53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7.54762407982901" table:style-name="ce1">
            <text:p>107.5476241</text:p>
          </table:table-cell>
          <table:table-cell office:value-type="float" office:value="1.0358522908858478" table:formula="of:=[.B5]/[.B$3]" table:style-name="ce1">
            <text:p>1.035852291</text:p>
          </table:table-cell>
          <table:table-cell office:value-type="float" office:value="2.6470576937197055" table:formula="of:=[.C5]/[.C$3]" table:style-name="ce1">
            <text:p>2.647057694</text:p>
          </table:table-cell>
          <table:table-cell office:value-type="float" office:value="98.235459109266131" table:formula="of:=[.D5]/[.D$3]" table:style-name="ce1">
            <text:p>98.2354591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6.88" table:style-name="ce26">
            <text:p>176.88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7.546024109021" table:style-name="ce1">
            <text:p>107.5460241</text:p>
          </table:table-cell>
          <table:table-cell office:value-type="float" office:value="0.51390220517737295" table:formula="of:=[.B6]/[.B$3]" table:style-name="ce1">
            <text:p>0.513902205</text:p>
          </table:table-cell>
          <table:table-cell office:value-type="float" office:value="2.6470576937197055" table:formula="of:=[.C6]/[.C$3]" table:style-name="ce1">
            <text:p>2.647057694</text:p>
          </table:table-cell>
          <table:table-cell office:value-type="float" office:value="98.233997674220674" table:formula="of:=[.D6]/[.D$3]" table:style-name="ce1">
            <text:p>98.23399767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5.28" table:style-name="ce26">
            <text:p>95.28</text:p>
          </table:table-cell>
          <table:table-cell office:value-type="float" office:value="220.549314213397" table:style-name="ce1">
            <text:p>220.5493142</text:p>
          </table:table-cell>
          <table:table-cell office:value-type="float" office:value="106.209796097752" table:style-name="ce1">
            <text:p>106.2097961</text:p>
          </table:table-cell>
          <table:table-cell office:value-type="float" office:value="0.27682384729364595" table:formula="of:=[.B7]/[.B$3]" table:style-name="ce1">
            <text:p>0.276823847</text:p>
          </table:table-cell>
          <table:table-cell office:value-type="float" office:value="2.6470576937197055" table:formula="of:=[.C7]/[.C$3]" table:style-name="ce1">
            <text:p>2.647057694</text:p>
          </table:table-cell>
          <table:table-cell office:value-type="float" office:value="97.013468877933761" table:formula="of:=[.D7]/[.D$3]" table:style-name="ce1">
            <text:p>97.01346888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.06" table:style-name="ce26">
            <text:p>63.06</text:p>
          </table:table-cell>
          <table:table-cell office:value-type="float" office:value="217.112873869791" table:style-name="ce1">
            <text:p>217.1128739</text:p>
          </table:table-cell>
          <table:table-cell office:value-type="float" office:value="99.942114050368104" table:style-name="ce1">
            <text:p>99.94211405</text:p>
          </table:table-cell>
          <table:table-cell office:value-type="float" office:value="0.18321276039396844" table:formula="of:=[.B8]/[.B$3]" table:style-name="ce1">
            <text:p>0.18321276</text:p>
          </table:table-cell>
          <table:table-cell office:value-type="float" office:value="2.6058131499178163" table:formula="of:=[.C8]/[.C$3]" table:style-name="ce1">
            <text:p>2.60581315</text:p>
          </table:table-cell>
          <table:table-cell office:value-type="float" office:value="91.288483051946173" table:formula="of:=[.D8]/[.D$3]" table:style-name="ce1">
            <text:p>91.28848305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1.31" table:style-name="ce26">
            <text:p>51.31</text:p>
          </table:table-cell>
          <table:table-cell office:value-type="float" office:value="209.00717691026699" table:style-name="ce1">
            <text:p>209.0071769</text:p>
          </table:table-cell>
          <table:table-cell office:value-type="float" office:value="98.828655164882704" table:style-name="ce1">
            <text:p>98.82865516</text:p>
          </table:table-cell>
          <table:table-cell office:value-type="float" office:value="0.14907463900752493" table:formula="of:=[.B9]/[.B$3]" table:style-name="ce1">
            <text:p>0.149074639</text:p>
          </table:table-cell>
          <table:table-cell office:value-type="float" office:value="2.5085276626507462" table:formula="of:=[.C9]/[.C$3]" table:style-name="ce1">
            <text:p>2.508527663</text:p>
          </table:table-cell>
          <table:table-cell office:value-type="float" office:value="90.271434597823557" table:formula="of:=[.D9]/[.D$3]" table:style-name="ce1">
            <text:p>90.2714346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0.85" table:style-name="ce26">
            <text:p>50.85</text:p>
          </table:table-cell>
          <table:table-cell office:value-type="float" office:value="209.00717691026699" table:style-name="ce1">
            <text:p>209.0071769</text:p>
          </table:table-cell>
          <table:table-cell office:value-type="float" office:value="97.358698517873705" table:style-name="ce1">
            <text:p>97.35869852</text:p>
          </table:table-cell>
          <table:table-cell office:value-type="float" office:value="0.14773816787239608" table:formula="of:=[.B10]/[.B$3]" table:style-name="ce1">
            <text:p>0.147738168</text:p>
          </table:table-cell>
          <table:table-cell office:value-type="float" office:value="2.5085276626507462" table:formula="of:=[.C10]/[.C$3]" table:style-name="ce1">
            <text:p>2.508527663</text:p>
          </table:table-cell>
          <table:table-cell office:value-type="float" office:value="88.928756251136306" table:formula="of:=[.D10]/[.D$3]" table:style-name="ce1">
            <text:p>88.92875625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61.11" table:style-name="ce26">
            <text:p>61.11</text:p>
          </table:table-cell>
          <table:table-cell office:value-type="float" office:value="195.15122341404799" table:style-name="ce1">
            <text:p>195.1512234</text:p>
          </table:table-cell>
          <table:table-cell office:value-type="float" office:value="88.705393565048993" table:style-name="ce1">
            <text:p>88.70539357</text:p>
          </table:table-cell>
          <table:table-cell office:value-type="float" office:value="0.17754728492983526" table:formula="of:=[.B11]/[.B$3]" table:style-name="ce1">
            <text:p>0.177547285</text:p>
          </table:table-cell>
          <table:table-cell office:value-type="float" office:value="2.3422269491944312" table:formula="of:=[.C11]/[.C$3]" table:style-name="ce1">
            <text:p>2.342226949</text:p>
          </table:table-cell>
          <table:table-cell office:value-type="float" office:value="81.024710093666101" table:formula="of:=[.D11]/[.D$3]" table:style-name="ce1">
            <text:p>81.02471009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9.87" table:style-name="ce26">
            <text:p>79.87</text:p>
          </table:table-cell>
          <table:table-cell office:value-type="float" office:value="166.856225535638" table:style-name="ce1">
            <text:p>166.8562255</text:p>
          </table:table-cell>
          <table:table-cell office:value-type="float" office:value="69.098734135465904" table:style-name="ce1">
            <text:p>69.09873414</text:p>
          </table:table-cell>
          <table:table-cell office:value-type="float" office:value="0.23205206426682939" table:formula="of:=[.B12]/[.B$3]" table:style-name="ce1">
            <text:p>0.232052064</text:p>
          </table:table-cell>
          <table:table-cell office:value-type="float" office:value="2.0026271998369776" table:formula="of:=[.C12]/[.C$3]" table:style-name="ce1">
            <text:p>2.0026272</text:p>
          </table:table-cell>
          <table:table-cell office:value-type="float" office:value="63.115721335025931" table:formula="of:=[.D12]/[.D$3]" table:style-name="ce1">
            <text:p>63.11572134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120.49" table:style-name="ce26">
            <text:p>120.49</text:p>
          </table:table-cell>
          <table:table-cell office:value-type="float" office:value="163.47782724271801" table:style-name="ce1">
            <text:p>163.4778272</text:p>
          </table:table-cell>
          <table:table-cell office:value-type="float" office:value="46.748987224860301" table:style-name="ce1">
            <text:p>46.74898722</text:p>
          </table:table-cell>
          <table:table-cell office:value-type="float" office:value="0.35006827624277287" table:formula="of:=[.B13]/[.B$3]" table:style-name="ce1">
            <text:p>0.350068276</text:p>
          </table:table-cell>
          <table:table-cell office:value-type="float" office:value="1.9620792832605034" table:formula="of:=[.C13]/[.C$3]" table:style-name="ce1">
            <text:p>1.962079283</text:p>
          </table:table-cell>
          <table:table-cell office:value-type="float" office:value="42.70115925125949" table:formula="of:=[.D13]/[.D$3]" table:style-name="ce1">
            <text:p>42.70115925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137.19999999999999" table:style-name="ce26">
            <text:p>137.2</text:p>
          </table:table-cell>
          <table:table-cell office:value-type="float" office:value="121.268297588446" table:style-name="ce1">
            <text:p>121.2682976</text:p>
          </table:table-cell>
          <table:table-cell office:value-type="float" office:value="37.287996158909301" table:style-name="ce1">
            <text:p>37.28799616</text:p>
          </table:table-cell>
          <table:table-cell office:value-type="float" office:value="0.3986170429123449" table:formula="of:=[.B14]/[.B$3]" table:style-name="ce1">
            <text:p>0.398617043</text:p>
          </table:table-cell>
          <table:table-cell office:value-type="float" office:value="1.4554757573410209" table:formula="of:=[.C14]/[.C$3]" table:style-name="ce1">
            <text:p>1.455475757</text:p>
          </table:table-cell>
          <table:table-cell office:value-type="float" office:value="34.059361638859471" table:formula="of:=[.D14]/[.D$3]" table:style-name="ce1">
            <text:p>34.05936164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94.64" table:style-name="ce26">
            <text:p>294.64</text:p>
          </table:table-cell>
          <table:table-cell office:value-type="float" office:value="109.77249200049999" table:style-name="ce1">
            <text:p>109.772492</text:p>
          </table:table-cell>
          <table:table-cell office:value-type="float" office:value="8.1782652260282305" table:style-name="ce1">
            <text:p>8.178265226</text:p>
          </table:table-cell>
          <table:table-cell office:value-type="float" office:value="0.85603881577035934" table:formula="of:=[.B15]/[.B$3]" table:style-name="ce1">
            <text:p>0.856038816</text:p>
          </table:table-cell>
          <table:table-cell office:value-type="float" office:value="1.317501804732693" table:formula="of:=[.C15]/[.C$3]" table:style-name="ce1">
            <text:p>1.317501805</text:p>
          </table:table-cell>
          <table:table-cell office:value-type="float" office:value="7.4701384253723315" table:formula="of:=[.D15]/[.D$3]" table:style-name="ce1">
            <text:p>7.470138425</text:p>
          </table:table-cell>
          <table:table-cell table:number-columns-repeated="16377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402.65" table:style-name="ce26">
            <text:p>402.65</text:p>
          </table:table-cell>
          <table:table-cell office:value-type="float" office:value="90.509667991878004" table:style-name="ce1">
            <text:p>90.50966799</text:p>
          </table:table-cell>
          <table:table-cell office:value-type="float" office:value="3.0590029516550801" table:style-name="ce1">
            <text:p>3.059002952</text:p>
          </table:table-cell>
          <table:table-cell office:value-type="float" office:value="1.1698480490426799" table:formula="of:=[.B16]/[.B$3]" table:style-name="ce1">
            <text:p>1.169848049</text:p>
          </table:table-cell>
          <table:table-cell office:value-type="float" office:value="1.0863072228014372" table:formula="of:=[.C16]/[.C$3]" table:style-name="ce1">
            <text:p>1.086307223</text:p>
          </table:table-cell>
          <table:table-cell office:value-type="float" office:value="2.7941348025446291" table:formula="of:=[.D16]/[.D$3]" table:style-name="ce1">
            <text:p>2.794134803</text:p>
          </table:table-cell>
          <table:table-cell table:number-columns-repeated="16377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354.83" table:style-name="ce26">
            <text:p>354.83</text:p>
          </table:table-cell>
          <table:table-cell office:value-type="float" office:value="90.509667991878004" table:style-name="ce1">
            <text:p>90.50966799</text:p>
          </table:table-cell>
          <table:table-cell office:value-type="float" office:value="3.0590029516550801" table:style-name="ce1">
            <text:p>3.059002952</text:p>
          </table:table-cell>
          <table:table-cell office:value-type="float" office:value="1.0309131584299369" table:formula="of:=[.B17]/[.B$3]" table:style-name="ce1">
            <text:p>1.030913158</text:p>
          </table:table-cell>
          <table:table-cell office:value-type="float" office:value="1.0863072228014372" table:formula="of:=[.C17]/[.C$3]" table:style-name="ce1">
            <text:p>1.086307223</text:p>
          </table:table-cell>
          <table:table-cell office:value-type="float" office:value="2.7941348025446291" table:formula="of:=[.D17]/[.D$3]" table:style-name="ce1">
            <text:p>2.794134803</text:p>
          </table:table-cell>
          <table:table-cell table:number-columns-repeated="16377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3013.72" table:style-name="ce27">
            <text:p>3,013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755977802957668" table:formula="of:=[.B18]/[.B$3]" table:style-name="ce1">
            <text:p>8.755977803</text:p>
          </table:table-cell>
          <table:table-cell office:value-type="float" office:value="0" table:formula="of:=[.C18]/[.C$3]" table:style-name="ce1">
            <text:p>0</text:p>
          </table:table-cell>
          <table:table-cell office:value-type="float" office:value="0" table:formula="of:=[.D18]/[.D$3]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8" draw:style-name="a8" draw:name="Chart 3" svg:x="0.36111in" svg:y="0.03472in" svg:width="5.97222in" svg:height="4.2291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table table:name="Org_-_stop_watch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1" table:number-columns-repeated="16362" table:default-cell-style-name="ce1"/>
        <table:table-row table:style-name="ro1">
          <table:table-cell office:value-type="string" table:style-name="ce1">
            <text:p>max Children</text:p>
          </table:table-cell>
          <table:table-cell office:value-type="string" table:style-name="ce1">
            <text:p>Fill (ms)</text:p>
          </table:table-cell>
          <table:table-cell office:value-type="string" table:style-name="ce1">
            <text:p>Sea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Sum Dif</text:p>
          </table:table-cell>
          <table:table-cell office:value-type="string" table:style-name="ce1">
            <text:p>Avg Dif</text:p>
          </table:table-cell>
          <table:table-cell table:style-name="ce1"/>
          <table:table-cell office:value-type="string" table:style-name="ce1">
            <text:p>max Children</text:p>
          </table:table-cell>
          <table:table-cell office:value-type="string" table:style-name="ce1">
            <text:p>Fill (ms)</text:p>
          </table:table-cell>
          <table:table-cell office:value-type="string" table:style-name="ce1">
            <text:p>Seach (MS)</text:p>
          </table:table-cell>
          <table:table-cell office:value-type="string" table:style-name="ce1">
            <text:p>Max Dif</text:p>
          </table:table-cell>
          <table:table-cell office:value-type="string" table:style-name="ce1">
            <text:p>Sum Dif</text:p>
          </table:table-cell>
          <table:table-cell office:value-type="string" table:style-name="ce1">
            <text:p>Avg Dif</text:p>
          </table:table-cell>
          <table:table-cell office:value-type="string" table:style-name="ce1">
            <text:p>C Search</text:p>
          </table:table-cell>
          <table:table-cell office:value-type="string" table:style-name="ce1">
            <text:p>C Max</text:p>
          </table:table-cell>
          <table:table-cell office:value-type="string" table:style-name="ce1">
            <text:p>C Dif</text:p>
          </table:table-cell>
          <table:table-cell office:value-type="string" table:style-name="ce1">
            <text:p>C Avg</text:p>
          </table:table-cell>
          <table:table-cell office:value-type="string" table:style-name="ce1">
            <text:p>CC Search</text:p>
          </table:table-cell>
          <table:table-cell office:value-type="string" table:style-name="ce1">
            <text:p>CC Max</text:p>
          </table:table-cell>
          <table:table-cell office:value-type="string" table:style-name="ce1">
            <text:p>CC Dif</text:p>
          </table:table-cell>
          <table:table-cell office:value-type="string" table:style-name="ce1">
            <text:p>CC Avg</text:p>
          </table:table-cell>
          <table:table-cell table:number-columns-repeated="1636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2.6737" table:style-name="ce1">
            <text:p>352.6737</text:p>
          </table:table-cell>
          <table:table-cell office:value-type="float" office:value="83.318665375772795" table:style-name="ce1">
            <text:p>83.31866538</text:p>
          </table:table-cell>
          <table:table-cell office:value-type="float" office:value="111131.034290323" table:style-name="ce1">
            <text:p>111131.0343</text:p>
          </table:table-cell>
          <table:table-cell office:value-type="float" office:value="1.1113103429032301" table:style-name="ce1">
            <text:p>1.11131034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.849500000000001" table:style-name="ce1">
            <text:p>11.8495</text:p>
          </table:table-cell>
          <table:table-cell office:value-type="float" office:value="564.75660000000005" table:style-name="ce28">
            <text:p>564.7566</text:p>
          </table:table-cell>
          <table:table-cell office:value-type="float" office:value="219.43108257491599" table:style-name="ce29">
            <text:p>219.4310826</text:p>
          </table:table-cell>
          <table:table-cell office:value-type="float" office:value="10791435.369059701" table:style-name="ce1">
            <text:p>10791435.37</text:p>
          </table:table-cell>
          <table:table-cell office:value-type="float" office:value="107.914353690597" table:style-name="ce30">
            <text:p>107.9143537</text:p>
          </table:table-cell>
          <table:table-cell office:value-type="percentage" office:value="1.6013572886211818" table:formula="of:=[.J2]/[.C$2]" table:style-name="ce2">
            <text:p>160%</text:p>
          </table:table-cell>
          <table:table-cell office:value-type="percentage" office:value="2.6336365517290394" table:formula="of:=[.K2]/[.D$2]" table:style-name="ce2">
            <text:p>263%</text:p>
          </table:table-cell>
          <table:table-cell office:value-type="percentage" office:value="97.105506467866917" table:formula="of:=[.L2]/[.E$2]" table:style-name="ce2">
            <text:p>9711%</text:p>
          </table:table-cell>
          <table:table-cell office:value-type="percentage" office:value="97.105506467866903" table:formula="of:=[.M2]/[.F$2]" table:style-name="ce2">
            <text:p>9711%</text:p>
          </table:table-cell>
          <table:table-cell office:value-type="percentage" office:value="0.18627014901635672" table:formula="of:=[.N2]/[.N$17]" table:style-name="ce4">
            <text:p>18.6%</text:p>
          </table:table-cell>
          <table:table-cell office:value-type="percentage" office:value="1" table:formula="of:=[.O2]/[.O$17]" table:style-name="ce4">
            <text:p>100.0%</text:p>
          </table:table-cell>
          <table:table-cell office:value-type="percentage" office:value="1" table:formula="of:=[.P2]/[.P$17]" table:style-name="ce4">
            <text:p>100.0%</text:p>
          </table:table-cell>
          <table:table-cell office:value-type="percentage" office:value="1" table:formula="of:=[.Q2]/[.Q$17]" table:style-name="ce4">
            <text:p>100.0%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.849500000000001" table:style-name="ce1">
            <text:p>11.8495</text:p>
          </table:table-cell>
          <table:table-cell office:value-type="float" office:value="564.75660000000005" table:style-name="ce1">
            <text:p>564.7566</text:p>
          </table:table-cell>
          <table:table-cell office:value-type="float" office:value="219.43108257491599" table:style-name="ce1">
            <text:p>219.4310826</text:p>
          </table:table-cell>
          <table:table-cell office:value-type="float" office:value="10791435.369059701" table:style-name="ce1">
            <text:p>10791435.37</text:p>
          </table:table-cell>
          <table:table-cell office:value-type="float" office:value="107.914353690597" table:style-name="ce1">
            <text:p>107.914353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.4913999999999996" table:style-name="ce1">
            <text:p>4.4914</text:p>
          </table:table-cell>
          <table:table-cell office:value-type="float" office:value="356.76830000000001" table:style-name="ce28">
            <text:p>356.7683</text:p>
          </table:table-cell>
          <table:table-cell office:value-type="float" office:value="219.43108257491599" table:style-name="ce29">
            <text:p>219.4310826</text:p>
          </table:table-cell>
          <table:table-cell office:value-type="float" office:value="10772793.019824101" table:style-name="ce1">
            <text:p>10772793.02</text:p>
          </table:table-cell>
          <table:table-cell office:value-type="float" office:value="107.727930198241" table:style-name="ce30">
            <text:p>107.7279302</text:p>
          </table:table-cell>
          <table:table-cell office:value-type="percentage" office:value="1.0116101654305383" table:formula="of:=[.J3]/[.C$2]" table:style-name="ce2">
            <text:p>101%</text:p>
          </table:table-cell>
          <table:table-cell office:value-type="percentage" office:value="2.6336365517290394" table:formula="of:=[.K3]/[.D$2]" table:style-name="ce2">
            <text:p>263%</text:p>
          </table:table-cell>
          <table:table-cell office:value-type="percentage" office:value="96.937755403957098" table:formula="of:=[.L3]/[.E$2]" table:style-name="ce2">
            <text:p>9694%</text:p>
          </table:table-cell>
          <table:table-cell office:value-type="percentage" office:value="96.937755403957098" table:formula="of:=[.M3]/[.F$2]" table:style-name="ce2">
            <text:p>9694%</text:p>
          </table:table-cell>
          <table:table-cell office:value-type="percentage" office:value="0.11767066450451798" table:formula="of:=[.N3]/[.N$17]" table:style-name="ce4">
            <text:p>11.8%</text:p>
          </table:table-cell>
          <table:table-cell office:value-type="percentage" office:value="1" table:formula="of:=[.O3]/[.O$17]" table:style-name="ce4">
            <text:p>100.0%</text:p>
          </table:table-cell>
          <table:table-cell office:value-type="percentage" office:value="0.99827248659719081" table:formula="of:=[.P3]/[.P$17]" table:style-name="ce4">
            <text:p>99.8%</text:p>
          </table:table-cell>
          <table:table-cell office:value-type="percentage" office:value="0.99827248659719092" table:formula="of:=[.Q3]/[.Q$17]" table:style-name="ce4">
            <text:p>99.8%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4913999999999996" table:style-name="ce1">
            <text:p>4.4914</text:p>
          </table:table-cell>
          <table:table-cell office:value-type="float" office:value="356.76830000000001" table:style-name="ce1">
            <text:p>356.7683</text:p>
          </table:table-cell>
          <table:table-cell office:value-type="float" office:value="219.43108257491599" table:style-name="ce1">
            <text:p>219.4310826</text:p>
          </table:table-cell>
          <table:table-cell office:value-type="float" office:value="10772793.019824101" table:style-name="ce1">
            <text:p>10772793.02</text:p>
          </table:table-cell>
          <table:table-cell office:value-type="float" office:value="107.727930198241" table:style-name="ce1">
            <text:p>107.727930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.6646999999999998" table:style-name="ce1">
            <text:p>9.6647</text:p>
          </table:table-cell>
          <table:table-cell office:value-type="float" office:value="212.4025" table:style-name="ce28">
            <text:p>212.4025</text:p>
          </table:table-cell>
          <table:table-cell office:value-type="float" office:value="219.43108257491599" table:style-name="ce29">
            <text:p>219.4310826</text:p>
          </table:table-cell>
          <table:table-cell office:value-type="float" office:value="10772635.7153085" table:style-name="ce1">
            <text:p>10772635.72</text:p>
          </table:table-cell>
          <table:table-cell office:value-type="float" office:value="107.726357153085" table:style-name="ce30">
            <text:p>107.7263572</text:p>
          </table:table-cell>
          <table:table-cell office:value-type="percentage" office:value="0.60226350873342693" table:formula="of:=[.J4]/[.C$2]" table:style-name="ce2">
            <text:p>60%</text:p>
          </table:table-cell>
          <table:table-cell office:value-type="percentage" office:value="2.6336365517290394" table:formula="of:=[.K4]/[.D$2]" table:style-name="ce2">
            <text:p>263%</text:p>
          </table:table-cell>
          <table:table-cell office:value-type="percentage" office:value="96.936339917125679" table:formula="of:=[.L4]/[.E$2]" table:style-name="ce2">
            <text:p>9694%</text:p>
          </table:table-cell>
          <table:table-cell office:value-type="percentage" office:value="96.936339917125679" table:formula="of:=[.M4]/[.F$2]" table:style-name="ce2">
            <text:p>9694%</text:p>
          </table:table-cell>
          <table:table-cell office:value-type="percentage" office:value="7.0055392582303075E-2" table:formula="of:=[.N4]/[.N$17]" table:style-name="ce4">
            <text:p>7.0%</text:p>
          </table:table-cell>
          <table:table-cell office:value-type="percentage" office:value="1" table:formula="of:=[.O4]/[.O$17]" table:style-name="ce4">
            <text:p>100.0%</text:p>
          </table:table-cell>
          <table:table-cell office:value-type="percentage" office:value="0.99825790980455653" table:formula="of:=[.P4]/[.P$17]" table:style-name="ce4">
            <text:p>99.8%</text:p>
          </table:table-cell>
          <table:table-cell office:value-type="percentage" office:value="0.99825790980455675" table:formula="of:=[.Q4]/[.Q$17]" table:style-name="ce4">
            <text:p>99.8%</text:p>
          </table:table-cell>
          <table:table-cell table:number-columns-repeated="1636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.6646999999999998" table:style-name="ce1">
            <text:p>9.6647</text:p>
          </table:table-cell>
          <table:table-cell office:value-type="float" office:value="212.4025" table:style-name="ce1">
            <text:p>212.4025</text:p>
          </table:table-cell>
          <table:table-cell office:value-type="float" office:value="219.43108257491599" table:style-name="ce1">
            <text:p>219.4310826</text:p>
          </table:table-cell>
          <table:table-cell office:value-type="float" office:value="10772635.7153085" table:style-name="ce1">
            <text:p>10772635.72</text:p>
          </table:table-cell>
          <table:table-cell office:value-type="float" office:value="107.726357153085" table:style-name="ce1">
            <text:p>107.726357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.4977999999999998" table:style-name="ce1">
            <text:p>4.4978</text:p>
          </table:table-cell>
          <table:table-cell office:value-type="float" office:value="111.64619999999999" table:style-name="ce28">
            <text:p>111.6462</text:p>
          </table:table-cell>
          <table:table-cell office:value-type="float" office:value="219.43108257491599" table:style-name="ce29">
            <text:p>219.4310826</text:p>
          </table:table-cell>
          <table:table-cell office:value-type="float" office:value="10640111.2337183" table:style-name="ce1">
            <text:p>10640111.23</text:p>
          </table:table-cell>
          <table:table-cell office:value-type="float" office:value="106.40111233718299" table:style-name="ce30">
            <text:p>106.4011123</text:p>
          </table:table-cell>
          <table:table-cell office:value-type="percentage" office:value="0.31657081319077662" table:formula="of:=[.J5]/[.C$2]" table:style-name="ce2">
            <text:p>32%</text:p>
          </table:table-cell>
          <table:table-cell office:value-type="percentage" office:value="2.6336365517290394" table:formula="of:=[.K5]/[.D$2]" table:style-name="ce2">
            <text:p>263%</text:p>
          </table:table-cell>
          <table:table-cell office:value-type="percentage" office:value="95.743833409501647" table:formula="of:=[.L5]/[.E$2]" table:style-name="ce2">
            <text:p>9574%</text:p>
          </table:table-cell>
          <table:table-cell office:value-type="percentage" office:value="95.743833409501633" table:formula="of:=[.M5]/[.F$2]" table:style-name="ce2">
            <text:p>9574%</text:p>
          </table:table-cell>
          <table:table-cell office:value-type="percentage" office:value="3.6823570209024492E-2" table:formula="of:=[.N5]/[.N$17]" table:style-name="ce4">
            <text:p>3.7%</text:p>
          </table:table-cell>
          <table:table-cell office:value-type="percentage" office:value="1" table:formula="of:=[.O5]/[.O$17]" table:style-name="ce4">
            <text:p>100.0%</text:p>
          </table:table-cell>
          <table:table-cell office:value-type="percentage" office:value="0.98597738575395966" table:formula="of:=[.P5]/[.P$17]" table:style-name="ce4">
            <text:p>98.6%</text:p>
          </table:table-cell>
          <table:table-cell office:value-type="percentage" office:value="0.98597738575395966" table:formula="of:=[.Q5]/[.Q$17]" table:style-name="ce4">
            <text:p>98.6%</text:p>
          </table:table-cell>
          <table:table-cell table:number-columns-repeated="1636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4977999999999998" table:style-name="ce1">
            <text:p>4.4978</text:p>
          </table:table-cell>
          <table:table-cell office:value-type="float" office:value="111.64619999999999" table:style-name="ce1">
            <text:p>111.6462</text:p>
          </table:table-cell>
          <table:table-cell office:value-type="float" office:value="219.43108257491599" table:style-name="ce1">
            <text:p>219.4310826</text:p>
          </table:table-cell>
          <table:table-cell office:value-type="float" office:value="10640111.2337183" table:style-name="ce1">
            <text:p>10640111.23</text:p>
          </table:table-cell>
          <table:table-cell office:value-type="float" office:value="106.40111233718299" table:style-name="ce1">
            <text:p>106.401112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.82340000000000002" table:style-name="ce1">
            <text:p>0.8234</text:p>
          </table:table-cell>
          <table:table-cell office:value-type="float" office:value="72.5899" table:style-name="ce28">
            <text:p>72.5899</text:p>
          </table:table-cell>
          <table:table-cell office:value-type="float" office:value="217.112873869791" table:style-name="ce29">
            <text:p>217.1128739</text:p>
          </table:table-cell>
          <table:table-cell office:value-type="float" office:value="10012295.9008315" table:style-name="ce1">
            <text:p>10012295.9</text:p>
          </table:table-cell>
          <table:table-cell office:value-type="float" office:value="100.12295900831499" table:style-name="ce30">
            <text:p>100.122959</text:p>
          </table:table-cell>
          <table:table-cell office:value-type="percentage" office:value="0.20582736960538878" table:formula="of:=[.J6]/[.C$2]" table:style-name="ce2">
            <text:p>21%</text:p>
          </table:table-cell>
          <table:table-cell office:value-type="percentage" office:value="2.6058131499178163" table:formula="of:=[.K6]/[.D$2]" table:style-name="ce2">
            <text:p>261%</text:p>
          </table:table-cell>
          <table:table-cell office:value-type="percentage" office:value="90.094508386154232" table:formula="of:=[.L6]/[.E$2]" table:style-name="ce2">
            <text:p>9009%</text:p>
          </table:table-cell>
          <table:table-cell office:value-type="percentage" office:value="90.094508386154232" table:formula="of:=[.M6]/[.F$2]" table:style-name="ce2">
            <text:p>9009%</text:p>
          </table:table-cell>
          <table:table-cell office:value-type="percentage" office:value="2.3941874234107988E-2" table:formula="of:=[.N6]/[.N$17]" table:style-name="ce4">
            <text:p>2.4%</text:p>
          </table:table-cell>
          <table:table-cell office:value-type="percentage" office:value="0.98943536768846996" table:formula="of:=[.O6]/[.O$17]" table:style-name="ce4">
            <text:p>98.9%</text:p>
          </table:table-cell>
          <table:table-cell office:value-type="percentage" office:value="0.9278002006607865" table:formula="of:=[.P6]/[.P$17]" table:style-name="ce4">
            <text:p>92.8%</text:p>
          </table:table-cell>
          <table:table-cell office:value-type="percentage" office:value="0.92780020066078672" table:formula="of:=[.Q6]/[.Q$17]" table:style-name="ce4">
            <text:p>92.8%</text:p>
          </table:table-cell>
          <table:table-cell table:number-columns-repeated="1636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2340000000000002" table:style-name="ce1">
            <text:p>0.8234</text:p>
          </table:table-cell>
          <table:table-cell office:value-type="float" office:value="72.5899" table:style-name="ce1">
            <text:p>72.5899</text:p>
          </table:table-cell>
          <table:table-cell office:value-type="float" office:value="217.112873869791" table:style-name="ce1">
            <text:p>217.1128739</text:p>
          </table:table-cell>
          <table:table-cell office:value-type="float" office:value="10012295.9008315" table:style-name="ce1">
            <text:p>10012295.9</text:p>
          </table:table-cell>
          <table:table-cell office:value-type="float" office:value="100.12295900831499" table:style-name="ce1">
            <text:p>100.12295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.8145" table:style-name="ce1">
            <text:p>0.8145</text:p>
          </table:table-cell>
          <table:table-cell office:value-type="float" office:value="63.001399999999997" table:style-name="ce28">
            <text:p>63.0014</text:p>
          </table:table-cell>
          <table:table-cell office:value-type="float" office:value="207.903823918657" table:style-name="ce29">
            <text:p>207.9038239</text:p>
          </table:table-cell>
          <table:table-cell office:value-type="float" office:value="9899690.5601693597" table:style-name="ce1">
            <text:p>9899690.56</text:p>
          </table:table-cell>
          <table:table-cell office:value-type="float" office:value="98.996905601693598" table:style-name="ce30">
            <text:p>98.9969056</text:p>
          </table:table-cell>
          <table:table-cell office:value-type="percentage" office:value="0.17863934849692506" table:formula="of:=[.J7]/[.C$2]" table:style-name="ce2">
            <text:p>18%</text:p>
          </table:table-cell>
          <table:table-cell office:value-type="percentage" office:value="2.4952850958545332" table:formula="of:=[.K7]/[.D$2]" table:style-name="ce2">
            <text:p>250%</text:p>
          </table:table-cell>
          <table:table-cell office:value-type="percentage" office:value="89.081242007583825" table:formula="of:=[.L7]/[.E$2]" table:style-name="ce2">
            <text:p>8908%</text:p>
          </table:table-cell>
          <table:table-cell office:value-type="percentage" office:value="89.081242007583825" table:formula="of:=[.M7]/[.F$2]" table:style-name="ce2">
            <text:p>8908%</text:p>
          </table:table-cell>
          <table:table-cell office:value-type="percentage" office:value="2.0779359048197214E-2" table:formula="of:=[.N7]/[.N$17]" table:style-name="ce4">
            <text:p>2.1%</text:p>
          </table:table-cell>
          <table:table-cell office:value-type="percentage" office:value="0.94746752136938728" table:formula="of:=[.O7]/[.O$17]" table:style-name="ce4">
            <text:p>94.7%</text:p>
          </table:table-cell>
          <table:table-cell office:value-type="percentage" office:value="0.91736550529255112" table:formula="of:=[.P7]/[.P$17]" table:style-name="ce4">
            <text:p>91.7%</text:p>
          </table:table-cell>
          <table:table-cell office:value-type="percentage" office:value="0.91736550529255123" table:formula="of:=[.Q7]/[.Q$17]" table:style-name="ce4">
            <text:p>91.7%</text:p>
          </table:table-cell>
          <table:table-cell table:number-columns-repeated="1636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8145" table:style-name="ce1">
            <text:p>0.8145</text:p>
          </table:table-cell>
          <table:table-cell office:value-type="float" office:value="63.001399999999997" table:style-name="ce1">
            <text:p>63.0014</text:p>
          </table:table-cell>
          <table:table-cell office:value-type="float" office:value="207.903823918657" table:style-name="ce1">
            <text:p>207.9038239</text:p>
          </table:table-cell>
          <table:table-cell office:value-type="float" office:value="9899690.5601693597" table:style-name="ce1">
            <text:p>9899690.56</text:p>
          </table:table-cell>
          <table:table-cell office:value-type="float" office:value="98.996905601693598" table:style-name="ce1">
            <text:p>98.996905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0.5403" table:style-name="ce1">
            <text:p>0.5403</text:p>
          </table:table-cell>
          <table:table-cell office:value-type="float" office:value="58.874200000000002" table:style-name="ce28">
            <text:p>58.8742</text:p>
          </table:table-cell>
          <table:table-cell office:value-type="float" office:value="207.903823918657" table:style-name="ce29">
            <text:p>207.9038239</text:p>
          </table:table-cell>
          <table:table-cell office:value-type="float" office:value="9753780.6992006507" table:style-name="ce1">
            <text:p>9753780.699</text:p>
          </table:table-cell>
          <table:table-cell office:value-type="float" office:value="97.537806992006495" table:style-name="ce30">
            <text:p>97.53780699</text:p>
          </table:table-cell>
          <table:table-cell office:value-type="percentage" office:value="0.16693674634655206" table:formula="of:=[.J8]/[.C$2]" table:style-name="ce2">
            <text:p>17%</text:p>
          </table:table-cell>
          <table:table-cell office:value-type="percentage" office:value="2.4952850958545332" table:formula="of:=[.K8]/[.D$2]" table:style-name="ce2">
            <text:p>250%</text:p>
          </table:table-cell>
          <table:table-cell office:value-type="percentage" office:value="87.768288682704934" table:formula="of:=[.L8]/[.E$2]" table:style-name="ce2">
            <text:p>8777%</text:p>
          </table:table-cell>
          <table:table-cell office:value-type="percentage" office:value="87.76828868270492" table:formula="of:=[.M8]/[.F$2]" table:style-name="ce2">
            <text:p>8777%</text:p>
          </table:table-cell>
          <table:table-cell office:value-type="percentage" office:value="1.9418110398743083E-2" table:formula="of:=[.N8]/[.N$17]" table:style-name="ce4">
            <text:p>1.9%</text:p>
          </table:table-cell>
          <table:table-cell office:value-type="percentage" office:value="0.94746752136938728" table:formula="of:=[.O8]/[.O$17]" table:style-name="ce4">
            <text:p>94.7%</text:p>
          </table:table-cell>
          <table:table-cell office:value-type="percentage" office:value="0.90384461062203769" table:formula="of:=[.P8]/[.P$17]" table:style-name="ce4">
            <text:p>90.4%</text:p>
          </table:table-cell>
          <table:table-cell office:value-type="percentage" office:value="0.90384461062203769" table:formula="of:=[.Q8]/[.Q$17]" table:style-name="ce4">
            <text:p>90.4%</text:p>
          </table:table-cell>
          <table:table-cell table:number-columns-repeated="1636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403" table:style-name="ce1">
            <text:p>0.5403</text:p>
          </table:table-cell>
          <table:table-cell office:value-type="float" office:value="58.874200000000002" table:style-name="ce1">
            <text:p>58.8742</text:p>
          </table:table-cell>
          <table:table-cell office:value-type="float" office:value="207.903823918657" table:style-name="ce1">
            <text:p>207.9038239</text:p>
          </table:table-cell>
          <table:table-cell office:value-type="float" office:value="9753780.6992006507" table:style-name="ce1">
            <text:p>9753780.699</text:p>
          </table:table-cell>
          <table:table-cell office:value-type="float" office:value="97.537806992006495" table:style-name="ce1">
            <text:p>97.53780699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0.5151" table:style-name="ce1">
            <text:p>0.5151</text:p>
          </table:table-cell>
          <table:table-cell office:value-type="float" office:value="67.807900000000004" table:style-name="ce28">
            <text:p>67.8079</text:p>
          </table:table-cell>
          <table:table-cell office:value-type="float" office:value="194.05153954555399" table:style-name="ce29">
            <text:p>194.0515395</text:p>
          </table:table-cell>
          <table:table-cell office:value-type="float" office:value="8885095.2604859304" table:style-name="ce1">
            <text:p>8885095.26</text:p>
          </table:table-cell>
          <table:table-cell office:value-type="float" office:value="88.850952604859302" table:style-name="ce30">
            <text:p>88.8509526</text:p>
          </table:table-cell>
          <table:table-cell office:value-type="percentage" office:value="0.19226809370815007" table:formula="of:=[.J9]/[.C$2]" table:style-name="ce2">
            <text:p>19%</text:p>
          </table:table-cell>
          <table:table-cell office:value-type="percentage" office:value="2.3290284196268445" table:formula="of:=[.K9]/[.D$2]" table:style-name="ce2">
            <text:p>233%</text:p>
          </table:table-cell>
          <table:table-cell office:value-type="percentage" office:value="79.951521347980659" table:formula="of:=[.L9]/[.E$2]" table:style-name="ce2">
            <text:p>7995%</text:p>
          </table:table-cell>
          <table:table-cell office:value-type="percentage" office:value="79.951521347980659" table:formula="of:=[.M9]/[.F$2]" table:style-name="ce2">
            <text:p>7995%</text:p>
          </table:table-cell>
          <table:table-cell office:value-type="percentage" office:value="2.2364656982293282E-2" table:formula="of:=[.N9]/[.N$17]" table:style-name="ce4">
            <text:p>2.2%</text:p>
          </table:table-cell>
          <table:table-cell office:value-type="percentage" office:value="0.88433934367207456" table:formula="of:=[.O9]/[.O$17]" table:style-name="ce4">
            <text:p>88.4%</text:p>
          </table:table-cell>
          <table:table-cell office:value-type="percentage" office:value="0.82334693732777486" table:formula="of:=[.P9]/[.P$17]" table:style-name="ce4">
            <text:p>82.3%</text:p>
          </table:table-cell>
          <table:table-cell office:value-type="percentage" office:value="0.82334693732777497" table:formula="of:=[.Q9]/[.Q$17]" table:style-name="ce4">
            <text:p>82.3%</text:p>
          </table:table-cell>
          <table:table-cell table:number-columns-repeated="1636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5151" table:style-name="ce1">
            <text:p>0.5151</text:p>
          </table:table-cell>
          <table:table-cell office:value-type="float" office:value="67.807900000000004" table:style-name="ce1">
            <text:p>67.8079</text:p>
          </table:table-cell>
          <table:table-cell office:value-type="float" office:value="194.05153954555399" table:style-name="ce1">
            <text:p>194.0515395</text:p>
          </table:table-cell>
          <table:table-cell office:value-type="float" office:value="8885095.2604859304" table:style-name="ce1">
            <text:p>8885095.26</text:p>
          </table:table-cell>
          <table:table-cell office:value-type="float" office:value="88.850952604859302" table:style-name="ce1">
            <text:p>88.8509526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0.54039999999999999" table:style-name="ce1">
            <text:p>0.5404</text:p>
          </table:table-cell>
          <table:table-cell office:value-type="float" office:value="93.383899999999997" table:style-name="ce28">
            <text:p>93.3839</text:p>
          </table:table-cell>
          <table:table-cell office:value-type="float" office:value="165.74981146293899" table:style-name="ce29">
            <text:p>165.7498115</text:p>
          </table:table-cell>
          <table:table-cell office:value-type="float" office:value="6921585.5866950797" table:style-name="ce1">
            <text:p>6921585.587</text:p>
          </table:table-cell>
          <table:table-cell office:value-type="float" office:value="69.215855866950804" table:style-name="ce30">
            <text:p>69.21585587</text:p>
          </table:table-cell>
          <table:table-cell office:value-type="percentage" office:value="0.26478838654541009" table:formula="of:=[.J10]/[.C$2]" table:style-name="ce2">
            <text:p>26%</text:p>
          </table:table-cell>
          <table:table-cell office:value-type="percentage" office:value="1.9893478936009856" table:formula="of:=[.K10]/[.D$2]" table:style-name="ce2">
            <text:p>199%</text:p>
          </table:table-cell>
          <table:table-cell office:value-type="percentage" office:value="62.283102383559772" table:formula="of:=[.L10]/[.E$2]" table:style-name="ce2">
            <text:p>6228%</text:p>
          </table:table-cell>
          <table:table-cell office:value-type="percentage" office:value="62.283102383559779" table:formula="of:=[.M10]/[.F$2]" table:style-name="ce2">
            <text:p>6228%</text:p>
          </table:table-cell>
          <table:table-cell office:value-type="percentage" office:value="3.0800229636499251E-2" table:formula="of:=[.N10]/[.N$17]" table:style-name="ce4">
            <text:p>3.1%</text:p>
          </table:table-cell>
          <table:table-cell office:value-type="percentage" office:value="0.75536159015371185" table:formula="of:=[.O10]/[.O$17]" table:style-name="ce4">
            <text:p>75.5%</text:p>
          </table:table-cell>
          <table:table-cell office:value-type="percentage" office:value="0.6413961952216356" table:formula="of:=[.P10]/[.P$17]" table:style-name="ce4">
            <text:p>64.1%</text:p>
          </table:table-cell>
          <table:table-cell office:value-type="percentage" office:value="0.64139619522163582" table:formula="of:=[.Q10]/[.Q$17]" table:style-name="ce4">
            <text:p>64.1%</text:p>
          </table:table-cell>
          <table:table-cell table:number-columns-repeated="16363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.54039999999999999" table:style-name="ce1">
            <text:p>0.5404</text:p>
          </table:table-cell>
          <table:table-cell office:value-type="float" office:value="93.383899999999997" table:style-name="ce1">
            <text:p>93.3839</text:p>
          </table:table-cell>
          <table:table-cell office:value-type="float" office:value="165.74981146293899" table:style-name="ce1">
            <text:p>165.7498115</text:p>
          </table:table-cell>
          <table:table-cell office:value-type="float" office:value="6921585.5866950797" table:style-name="ce1">
            <text:p>6921585.587</text:p>
          </table:table-cell>
          <table:table-cell office:value-type="float" office:value="69.215855866950804" table:style-name="ce1">
            <text:p>69.21585587</text:p>
          </table:table-cell>
          <table:table-cell table:style-name="ce1"/>
          <table:table-cell office:value-type="float" office:value="512" table:style-name="ce1">
            <text:p>512</text:p>
          </table:table-cell>
          <table:table-cell office:value-type="float" office:value="0.95350000000000001" table:style-name="ce1">
            <text:p>0.9535</text:p>
          </table:table-cell>
          <table:table-cell office:value-type="float" office:value="141.52950000000001" table:style-name="ce28">
            <text:p>141.5295</text:p>
          </table:table-cell>
          <table:table-cell office:value-type="float" office:value="163.47782724271801" table:style-name="ce29">
            <text:p>163.4778272</text:p>
          </table:table-cell>
          <table:table-cell office:value-type="float" office:value="4689288.7742552198" table:style-name="ce1">
            <text:p>4689288.774</text:p>
          </table:table-cell>
          <table:table-cell office:value-type="float" office:value="46.892887742552197" table:style-name="ce30">
            <text:p>46.89288774</text:p>
          </table:table-cell>
          <table:table-cell office:value-type="percentage" office:value="0.40130437852326389" table:formula="of:=[.J11]/[.C$2]" table:style-name="ce2">
            <text:p>40%</text:p>
          </table:table-cell>
          <table:table-cell office:value-type="percentage" office:value="1.9620792832605034" table:formula="of:=[.K11]/[.D$2]" table:style-name="ce2">
            <text:p>196%</text:p>
          </table:table-cell>
          <table:table-cell office:value-type="percentage" office:value="42.196032856175357" table:formula="of:=[.L11]/[.E$2]" table:style-name="ce2">
            <text:p>4220%</text:p>
          </table:table-cell>
          <table:table-cell office:value-type="percentage" office:value="42.196032856175357" table:formula="of:=[.M11]/[.F$2]" table:style-name="ce2">
            <text:p>4220%</text:p>
          </table:table-cell>
          <table:table-cell office:value-type="percentage" office:value="4.6679792773046756E-2" table:formula="of:=[.N11]/[.N$17]" table:style-name="ce4">
            <text:p>4.7%</text:p>
          </table:table-cell>
          <table:table-cell office:value-type="percentage" office:value="0.74500761389127734" table:formula="of:=[.O11]/[.O$17]" table:style-name="ce4">
            <text:p>74.5%</text:p>
          </table:table-cell>
          <table:table-cell office:value-type="percentage" office:value="0.4345380029518553" table:formula="of:=[.P11]/[.P$17]" table:style-name="ce4">
            <text:p>43.5%</text:p>
          </table:table-cell>
          <table:table-cell office:value-type="percentage" office:value="0.43453800295185535" table:formula="of:=[.Q11]/[.Q$17]" table:style-name="ce4">
            <text:p>43.5%</text:p>
          </table:table-cell>
          <table:table-cell table:number-columns-repeated="16363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0.95350000000000001" table:style-name="ce1">
            <text:p>0.9535</text:p>
          </table:table-cell>
          <table:table-cell office:value-type="float" office:value="141.52950000000001" table:style-name="ce1">
            <text:p>141.5295</text:p>
          </table:table-cell>
          <table:table-cell office:value-type="float" office:value="163.47782724271801" table:style-name="ce1">
            <text:p>163.4778272</text:p>
          </table:table-cell>
          <table:table-cell office:value-type="float" office:value="4689288.7742552198" table:style-name="ce1">
            <text:p>4689288.774</text:p>
          </table:table-cell>
          <table:table-cell office:value-type="float" office:value="46.892887742552197" table:style-name="ce1">
            <text:p>46.89288774</text:p>
          </table:table-cell>
          <table:table-cell table:style-name="ce1"/>
          <table:table-cell office:value-type="float" office:value="1024" table:style-name="ce1">
            <text:p>1024</text:p>
          </table:table-cell>
          <table:table-cell office:value-type="float" office:value="0.40460000000000002" table:style-name="ce1">
            <text:p>0.4046</text:p>
          </table:table-cell>
          <table:table-cell office:value-type="float" office:value="162.66239999999999" table:style-name="ce28">
            <text:p>162.6624</text:p>
          </table:table-cell>
          <table:table-cell office:value-type="float" office:value="120.73524754602499" table:style-name="ce29">
            <text:p>120.7352475</text:p>
          </table:table-cell>
          <table:table-cell office:value-type="float" office:value="3739258.9943296202" table:style-name="ce1">
            <text:p>3739258.994</text:p>
          </table:table-cell>
          <table:table-cell office:value-type="float" office:value="37.392589943296201" table:style-name="ce30">
            <text:p>37.39258994</text:p>
          </table:table-cell>
          <table:table-cell office:value-type="percentage" office:value="0.46122634038205851" table:formula="of:=[.J12]/[.C$2]" table:style-name="ce2">
            <text:p>46%</text:p>
          </table:table-cell>
          <table:table-cell office:value-type="percentage" office:value="1.4490780307329802" table:formula="of:=[.K12]/[.D$2]" table:style-name="ce2">
            <text:p>145%</text:p>
          </table:table-cell>
          <table:table-cell office:value-type="percentage" office:value="33.647297698688156" table:formula="of:=[.L12]/[.E$2]" table:style-name="ce2">
            <text:p>3365%</text:p>
          </table:table-cell>
          <table:table-cell office:value-type="percentage" office:value="33.647297698688156" table:formula="of:=[.M12]/[.F$2]" table:style-name="ce2">
            <text:p>3365%</text:p>
          </table:table-cell>
          <table:table-cell office:value-type="percentage" office:value="5.3649925449934042E-2" table:formula="of:=[.N12]/[.N$17]" table:style-name="ce4">
            <text:p>5.4%</text:p>
          </table:table-cell>
          <table:table-cell office:value-type="percentage" office:value="0.55021944078868024" table:formula="of:=[.O12]/[.O$17]" table:style-name="ce4">
            <text:p>55.0%</text:p>
          </table:table-cell>
          <table:table-cell office:value-type="percentage" office:value="0.34650246852707933" table:formula="of:=[.P12]/[.P$17]" table:style-name="ce4">
            <text:p>34.7%</text:p>
          </table:table-cell>
          <table:table-cell office:value-type="percentage" office:value="0.34650246852707939" table:formula="of:=[.Q12]/[.Q$17]" table:style-name="ce4">
            <text:p>34.7%</text:p>
          </table:table-cell>
          <table:table-cell table:number-columns-repeated="16363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0.40460000000000002" table:style-name="ce1">
            <text:p>0.4046</text:p>
          </table:table-cell>
          <table:table-cell office:value-type="float" office:value="162.66239999999999" table:style-name="ce1">
            <text:p>162.6624</text:p>
          </table:table-cell>
          <table:table-cell office:value-type="float" office:value="120.73524754602499" table:style-name="ce1">
            <text:p>120.7352475</text:p>
          </table:table-cell>
          <table:table-cell office:value-type="float" office:value="3739258.9943296202" table:style-name="ce1">
            <text:p>3739258.994</text:p>
          </table:table-cell>
          <table:table-cell office:value-type="float" office:value="37.392589943296201" table:style-name="ce1">
            <text:p>37.39258994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0.26979999999999998" table:style-name="ce1">
            <text:p>0.2698</text:p>
          </table:table-cell>
          <table:table-cell office:value-type="float" office:value="334.02800000000002" table:style-name="ce28">
            <text:p>334.028</text:p>
          </table:table-cell>
          <table:table-cell office:value-type="float" office:value="109.77249200049999" table:style-name="ce29">
            <text:p>109.772492</text:p>
          </table:table-cell>
          <table:table-cell office:value-type="float" office:value="820465.04529614898" table:style-name="ce1">
            <text:p>820465.0453</text:p>
          </table:table-cell>
          <table:table-cell office:value-type="float" office:value="8.2046504529614896" table:style-name="ce30">
            <text:p>8.204650453</text:p>
          </table:table-cell>
          <table:table-cell office:value-type="percentage" office:value="0.94713044947780345" table:formula="of:=[.J13]/[.C$2]" table:style-name="ce2">
            <text:p>95%</text:p>
          </table:table-cell>
          <table:table-cell office:value-type="percentage" office:value="1.317501804732693" table:formula="of:=[.K13]/[.D$2]" table:style-name="ce2">
            <text:p>132%</text:p>
          </table:table-cell>
          <table:table-cell office:value-type="percentage" office:value="7.3828615969930995" table:formula="of:=[.L13]/[.E$2]" table:style-name="ce2">
            <text:p>738%</text:p>
          </table:table-cell>
          <table:table-cell office:value-type="percentage" office:value="7.3828615969930995" table:formula="of:=[.M13]/[.F$2]" table:style-name="ce2">
            <text:p>738%</text:p>
          </table:table-cell>
          <table:table-cell office:value-type="percentage" office:value="0.1101703731052202" table:formula="of:=[.N13]/[.N$17]" table:style-name="ce4">
            <text:p>11.0%</text:p>
          </table:table-cell>
          <table:table-cell office:value-type="percentage" office:value="0.50025953803979695" table:formula="of:=[.O13]/[.O$17]" table:style-name="ce4">
            <text:p>50.0%</text:p>
          </table:table-cell>
          <table:table-cell office:value-type="percentage" office:value="7.6029278519196594E-2" table:formula="of:=[.P13]/[.P$17]" table:style-name="ce4">
            <text:p>7.6%</text:p>
          </table:table-cell>
          <table:table-cell office:value-type="percentage" office:value="7.6029278519196594E-2" table:formula="of:=[.Q13]/[.Q$17]" table:style-name="ce4">
            <text:p>7.6%</text:p>
          </table:table-cell>
          <table:table-cell table:number-columns-repeated="16363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0.26979999999999998" table:style-name="ce1">
            <text:p>0.2698</text:p>
          </table:table-cell>
          <table:table-cell office:value-type="float" office:value="334.02800000000002" table:style-name="ce1">
            <text:p>334.028</text:p>
          </table:table-cell>
          <table:table-cell office:value-type="float" office:value="109.77249200049999" table:style-name="ce1">
            <text:p>109.772492</text:p>
          </table:table-cell>
          <table:table-cell office:value-type="float" office:value="820465.04529614898" table:style-name="ce1">
            <text:p>820465.0453</text:p>
          </table:table-cell>
          <table:table-cell office:value-type="float" office:value="8.2046504529614896" table:style-name="ce1">
            <text:p>8.204650453</text:p>
          </table:table-cell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0.87849999999999995" table:style-name="ce1">
            <text:p>0.8785</text:p>
          </table:table-cell>
          <table:table-cell office:value-type="float" office:value="403.62090000000001" table:style-name="ce28">
            <text:p>403.6209</text:p>
          </table:table-cell>
          <table:table-cell office:value-type="float" office:value="90.509667991878004" table:style-name="ce29">
            <text:p>90.50966799</text:p>
          </table:table-cell>
          <table:table-cell office:value-type="float" office:value="304220.67852394201" table:style-name="ce1">
            <text:p>304220.6785</text:p>
          </table:table-cell>
          <table:table-cell office:value-type="float" office:value="3.0422067852394199" table:style-name="ce30">
            <text:p>3.042206785</text:p>
          </table:table-cell>
          <table:table-cell office:value-type="percentage" office:value="1.1444598789192391" table:formula="of:=[.J14]/[.C$2]" table:style-name="ce2">
            <text:p>114%</text:p>
          </table:table-cell>
          <table:table-cell office:value-type="percentage" office:value="1.0863072228014372" table:formula="of:=[.K14]/[.D$2]" table:style-name="ce2">
            <text:p>109%</text:p>
          </table:table-cell>
          <table:table-cell office:value-type="percentage" office:value="2.7374952502393182" table:formula="of:=[.L14]/[.E$2]" table:style-name="ce2">
            <text:p>274%</text:p>
          </table:table-cell>
          <table:table-cell office:value-type="percentage" office:value="2.7374952502393177" table:formula="of:=[.M14]/[.F$2]" table:style-name="ce2">
            <text:p>274%</text:p>
          </table:table-cell>
          <table:table-cell office:value-type="percentage" office:value="0.13312376551086966" table:formula="of:=[.N14]/[.N$17]" table:style-name="ce4">
            <text:p>13.3%</text:p>
          </table:table-cell>
          <table:table-cell office:value-type="percentage" office:value="0.41247423532615118" table:formula="of:=[.O14]/[.O$17]" table:style-name="ce4">
            <text:p>41.2%</text:p>
          </table:table-cell>
          <table:table-cell office:value-type="percentage" office:value="2.8190937360953676E-2" table:formula="of:=[.P14]/[.P$17]" table:style-name="ce4">
            <text:p>2.8%</text:p>
          </table:table-cell>
          <table:table-cell office:value-type="percentage" office:value="2.8190937360953676E-2" table:formula="of:=[.Q14]/[.Q$17]" table:style-name="ce4">
            <text:p>2.8%</text:p>
          </table:table-cell>
          <table:table-cell table:number-columns-repeated="16363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0.87849999999999995" table:style-name="ce1">
            <text:p>0.8785</text:p>
          </table:table-cell>
          <table:table-cell office:value-type="float" office:value="403.62090000000001" table:style-name="ce1">
            <text:p>403.6209</text:p>
          </table:table-cell>
          <table:table-cell office:value-type="float" office:value="90.509667991878004" table:style-name="ce1">
            <text:p>90.50966799</text:p>
          </table:table-cell>
          <table:table-cell office:value-type="float" office:value="304220.67852394201" table:style-name="ce1">
            <text:p>304220.6785</text:p>
          </table:table-cell>
          <table:table-cell office:value-type="float" office:value="3.0422067852394199" table:style-name="ce1">
            <text:p>3.042206785</text:p>
          </table:table-cell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0.47089999999999999" table:style-name="ce1">
            <text:p>0.4709</text:p>
          </table:table-cell>
          <table:table-cell office:value-type="float" office:value="405.44970000000001" table:style-name="ce28">
            <text:p>405.4497</text:p>
          </table:table-cell>
          <table:table-cell office:value-type="float" office:value="90.509667991878004" table:style-name="ce29">
            <text:p>90.50966799</text:p>
          </table:table-cell>
          <table:table-cell office:value-type="float" office:value="304220.67852394201" table:style-name="ce1">
            <text:p>304220.6785</text:p>
          </table:table-cell>
          <table:table-cell office:value-type="float" office:value="3.0422067852394199" table:style-name="ce30">
            <text:p>3.042206785</text:p>
          </table:table-cell>
          <table:table-cell office:value-type="percentage" office:value="1.1496454087730388" table:formula="of:=[.J15]/[.C$2]" table:style-name="ce2">
            <text:p>115%</text:p>
          </table:table-cell>
          <table:table-cell office:value-type="percentage" office:value="1.0863072228014372" table:formula="of:=[.K15]/[.D$2]" table:style-name="ce2">
            <text:p>109%</text:p>
          </table:table-cell>
          <table:table-cell office:value-type="percentage" office:value="2.7374952502393182" table:formula="of:=[.L15]/[.E$2]" table:style-name="ce2">
            <text:p>274%</text:p>
          </table:table-cell>
          <table:table-cell office:value-type="percentage" office:value="2.7374952502393177" table:formula="of:=[.M15]/[.F$2]" table:style-name="ce2">
            <text:p>274%</text:p>
          </table:table-cell>
          <table:table-cell office:value-type="percentage" office:value="0.13372694721520231" table:formula="of:=[.N15]/[.N$17]" table:style-name="ce4">
            <text:p>13.4%</text:p>
          </table:table-cell>
          <table:table-cell office:value-type="percentage" office:value="0.41247423532615118" table:formula="of:=[.O15]/[.O$17]" table:style-name="ce4">
            <text:p>41.2%</text:p>
          </table:table-cell>
          <table:table-cell office:value-type="percentage" office:value="2.8190937360953676E-2" table:formula="of:=[.P15]/[.P$17]" table:style-name="ce4">
            <text:p>2.8%</text:p>
          </table:table-cell>
          <table:table-cell office:value-type="percentage" office:value="2.8190937360953676E-2" table:formula="of:=[.Q15]/[.Q$17]" table:style-name="ce4">
            <text:p>2.8%</text:p>
          </table:table-cell>
          <table:table-cell table:number-columns-repeated="16363"/>
        </table:table-row>
        <table:table-row table:style-name="ro1">
          <table:table-cell office:value-type="float" office:value="8192" table:style-name="ce1">
            <text:p>8192</text:p>
          </table:table-cell>
          <table:table-cell office:value-type="float" office:value="0.47089999999999999" table:style-name="ce1">
            <text:p>0.4709</text:p>
          </table:table-cell>
          <table:table-cell office:value-type="float" office:value="405.44970000000001" table:style-name="ce1">
            <text:p>405.4497</text:p>
          </table:table-cell>
          <table:table-cell office:value-type="float" office:value="90.509667991878004" table:style-name="ce1">
            <text:p>90.50966799</text:p>
          </table:table-cell>
          <table:table-cell office:value-type="float" office:value="304220.67852394201" table:style-name="ce1">
            <text:p>304220.6785</text:p>
          </table:table-cell>
          <table:table-cell office:value-type="float" office:value="3.0422067852394199" table:style-name="ce1">
            <text:p>3.042206785</text:p>
          </table:table-cell>
          <table:table-cell table:style-name="ce1"/>
          <table:table-cell office:value-type="float" office:value="16384" table:style-name="ce1">
            <text:p>16384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3031.9222" table:style-name="ce28">
            <text:p>3031.922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0">
            <text:p>0</text:p>
          </table:table-cell>
          <table:table-cell office:value-type="percentage" office:value="8.5969614405610617" table:formula="of:=[.J16]/[.C$2]" table:style-name="ce2">
            <text:p>860%</text:p>
          </table:table-cell>
          <table:table-cell office:value-type="percentage" office:value="0" table:formula="of:=[.K16]/[.D$2]" table:style-name="ce2">
            <text:p>0%</text:p>
          </table:table-cell>
          <table:table-cell office:value-type="percentage" office:value="0" table:formula="of:=[.L16]/[.E$2]" table:style-name="ce2">
            <text:p>0%</text:p>
          </table:table-cell>
          <table:table-cell office:value-type="percentage" office:value="0" table:formula="of:=[.M16]/[.F$2]" table:style-name="ce2">
            <text:p>0%</text:p>
          </table:table-cell>
          <table:table-cell office:value-type="percentage" office:value="1" table:formula="of:=[.N16]/[.N$17]" table:style-name="ce4">
            <text:p>100.0%</text:p>
          </table:table-cell>
          <table:table-cell office:value-type="percentage" office:value="0" table:formula="of:=[.O16]/[.O$17]" table:style-name="ce4">
            <text:p>0.0%</text:p>
          </table:table-cell>
          <table:table-cell office:value-type="percentage" office:value="0" table:formula="of:=[.P16]/[.P$17]" table:style-name="ce4">
            <text:p>0.0%</text:p>
          </table:table-cell>
          <table:table-cell office:value-type="percentage" office:value="0" table:formula="of:=[.Q16]/[.Q$17]" table:style-name="ce4">
            <text:p>0.0%</text:p>
          </table:table-cell>
          <table:table-cell table:number-columns-repeated="16363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3031.9222" table:style-name="ce1">
            <text:p>3031.92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percentage" office:value="8.5969614405610617" table:formula="of:=MAX([.N2:.N16])" table:style-name="ce3">
            <text:p>860%</text:p>
          </table:table-cell>
          <table:table-cell office:value-type="percentage" office:value="2.6336365517290394" table:formula="of:=MAX([.O2:.O16])" table:style-name="ce3">
            <text:p>263%</text:p>
          </table:table-cell>
          <table:table-cell office:value-type="percentage" office:value="97.105506467866917" table:formula="of:=MAX([.P2:.P16])" table:style-name="ce3">
            <text:p>9711%</text:p>
          </table:table-cell>
          <table:table-cell office:value-type="percentage" office:value="97.105506467866903" table:formula="of:=MAX([.Q2:.Q16])" table:style-name="ce3">
            <text:p>9711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9" draw:style-name="a9" draw:name="Chart 4" svg:x="0.48611in" svg:y="0.125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0" draw:style-name="a10" draw:name="Chart 5" svg:x="0.54167in" svg:y="0.15278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3" draw:id="id11" draw:style-name="a11" draw:name="Chart 6" svg:x="0.40278in" svg:y="0.19444in" svg:width="5.01389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">
            <draw:frame draw:z-index="4" draw:id="id12" draw:style-name="a12" draw:name="Chart 9" svg:x="0.43056in" svg:y="0.05556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Menlo" svg:font-family="Menlo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cent" style:family="table-cell" style:data-style-name="N13"/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Michael Holmes</meta:initial-creator>
    <dc:creator>Michael Holmes</dc:creator>
    <meta:creation-date>2020-10-24T12:52:22Z</meta:creation-date>
    <dc:date>2025-06-29T21:17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net8_0.$E$2" chart:values-cell-range-address="Benchmark-net8_0.$E$3:.$E$18" chart:class="chart:scatter" chart:attached-axis="primary-y" chart:style-name="G0S0">
            <chart:domain table:cell-range-address="Benchmark-net8_0.$A$3:.$A$18"/>
            <chart:data-point chart:repeated="16"/>
          </chart:series>
          <chart:series chart:label-cell-address="Benchmark-net8_0.$G$2" chart:values-cell-range-address="Benchmark-net8_0.$G$3:.$G$18" chart:class="chart:scatter" chart:attached-axis="secondary-y" chart:style-name="G1S0">
            <chart:domain table:cell-range-address="Benchmark-net8_0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1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maximum="500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me by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Org_-_stop_watch.$I$1" chart:values-cell-range-address="Org_-_stop_watch.$I$2:.$I$16" chart:class="chart:scatter" chart:attached-axis="primary-y" chart:style-name="G0S0">
            <chart:domain table:cell-range-address="Org_-_stop_watch.$H$2:.$H$16"/>
            <chart:data-point chart:repeated="15"/>
          </chart:series>
          <chart:series chart:label-cell-address="Org_-_stop_watch.$J$1" chart:values-cell-range-address="Org_-_stop_watch.$J$2:.$J$16" chart:class="chart:scatter" chart:attached-axis="secondary-y" chart:style-name="G1S0">
            <chart:domain table:cell-range-address="Org_-_stop_watch.$H$2:.$H$16"/>
            <chart:data-point chart:repeated="1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if by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Org_-_stop_watch.$K$1" chart:values-cell-range-address="Org_-_stop_watch.$K$2:.$K$16" chart:class="chart:scatter" chart:attached-axis="primary-y" chart:style-name="G0S0">
            <chart:domain table:cell-range-address="Org_-_stop_watch.$H$2:.$H$16"/>
            <chart:data-point chart:repeated="15"/>
          </chart:series>
          <chart:series chart:label-cell-address="Org_-_stop_watch.$M$1" chart:values-cell-range-address="Org_-_stop_watch.$M$2:.$M$16" chart:class="chart:scatter" chart:attached-axis="primary-y" chart:style-name="G0S1">
            <chart:domain table:cell-range-address="Org_-_stop_watch.$H$2:.$H$16"/>
            <chart:data-point chart:repeated="1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3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1.0pt" chart:style-name="Crt0">
        <chart:title chart:style-name="CT00">
          <text:p text:style-name="a0" text:class-names="" text:cond-style-name="">Compare Search and Avg by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Org_-_stop_watch.$N$1" chart:values-cell-range-address="Org_-_stop_watch.$N$2:.$N$16" chart:class="chart:scatter" chart:attached-axis="primary-y" chart:style-name="G0S0">
            <chart:domain table:cell-range-address="Org_-_stop_watch.$H$2:.$H$16"/>
            <chart:data-point chart:repeated="15"/>
          </chart:series>
          <chart:series chart:label-cell-address="Org_-_stop_watch.$Q$1" chart:values-cell-range-address="Org_-_stop_watch.$Q$2:.$Q$16" chart:class="chart:scatter" chart:attached-axis="secondary-y" chart:style-name="G1S0">
            <chart:domain table:cell-range-address="Org_-_stop_watch.$H$2:.$H$16"/>
            <chart:data-point chart:repeated="1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ompare Max of Compare Search and Avg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Org_-_stop_watch.$R$1" chart:values-cell-range-address="Org_-_stop_watch.$R$2:.$R$16" chart:class="chart:scatter" chart:attached-axis="primary-y" chart:style-name="G0S0">
            <chart:domain table:cell-range-address="Org_-_stop_watch.$H$2:.$H$16"/>
            <chart:data-point chart:repeated="15"/>
          </chart:series>
          <chart:series chart:label-cell-address="Org_-_stop_watch.$U$1" chart:values-cell-range-address="Org_-_stop_watch.$U$2:.$U$16" chart:class="chart:scatter" chart:attached-axis="primary-y" chart:style-name="G0S1">
            <chart:domain table:cell-range-address="Org_-_stop_watch.$H$2:.$H$16"/>
            <chart:data-point chart:repeated="1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CharMap_Fix.$E$2" chart:values-cell-range-address="CharMap_Fix.$E$3:.$E$18" chart:class="chart:scatter" chart:attached-axis="primary-y" chart:style-name="G0S0">
            <chart:domain table:cell-range-address="CharMap_Fix.$A$3:.$A$18"/>
            <chart:data-point chart:repeated="16"/>
          </chart:series>
          <chart:series chart:label-cell-address="CharMap_Fix.$G$2" chart:values-cell-range-address="CharMap_Fix.$G$3:.$G$18" chart:class="chart:scatter" chart:attached-axis="secondary-y" chart:style-name="G1S0">
            <chart:domain table:cell-range-address="CharMap_Fix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net6_0.$E$2" chart:values-cell-range-address="Benchmark-net6_0.$E$3:.$E$18" chart:class="chart:scatter" chart:attached-axis="primary-y" chart:style-name="G0S0">
            <chart:domain table:cell-range-address="Benchmark-net6_0.$A$3:.$A$18"/>
            <chart:data-point chart:repeated="16"/>
          </chart:series>
          <chart:series chart:label-cell-address="Benchmark-net6_0.$G$2" chart:values-cell-range-address="Benchmark-net6_0.$G$3:.$G$18" chart:class="chart:scatter" chart:attached-axis="secondary-y" chart:style-name="G1S0">
            <chart:domain table:cell-range-address="Benchmark-net6_0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net5_0.$E$2" chart:values-cell-range-address="Benchmark-net5_0.$E$3:.$E$18" chart:class="chart:scatter" chart:attached-axis="primary-y" chart:style-name="G0S0">
            <chart:domain table:cell-range-address="Benchmark-net5_0.$A$3:.$A$18"/>
            <chart:data-point chart:repeated="16"/>
          </chart:series>
          <chart:series chart:label-cell-address="Benchmark-net5_0.$G$2" chart:values-cell-range-address="Benchmark-net5_0.$G$3:.$G$18" chart:class="chart:scatter" chart:attached-axis="secondary-y" chart:style-name="G1S0">
            <chart:domain table:cell-range-address="Benchmark-net5_0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IgnoreForeground.$E$2" chart:values-cell-range-address="Benchmark-IgnoreForeground.$E$3:.$E$18" chart:class="chart:scatter" chart:attached-axis="primary-y" chart:style-name="G0S0">
            <chart:domain table:cell-range-address="Benchmark-IgnoreForeground.$A$3:.$A$18"/>
            <chart:data-point chart:repeated="16"/>
          </chart:series>
          <chart:series chart:label-cell-address="Benchmark-IgnoreForeground.$G$2" chart:values-cell-range-address="Benchmark-IgnoreForeground.$G$3:.$G$18" chart:class="chart:scatter" chart:attached-axis="secondary-y" chart:style-name="G1S0">
            <chart:domain table:cell-range-address="Benchmark-IgnoreForeground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SplitBy4.$E$2" chart:values-cell-range-address="Benchmark-SplitBy4.$E$3:.$E$18" chart:class="chart:scatter" chart:attached-axis="primary-y" chart:style-name="G0S0">
            <chart:domain table:cell-range-address="Benchmark-SplitBy4.$A$3:.$A$18"/>
            <chart:data-point chart:repeated="16"/>
          </chart:series>
          <chart:series chart:label-cell-address="Benchmark-SplitBy4.$G$2" chart:values-cell-range-address="Benchmark-SplitBy4.$G$3:.$G$18" chart:class="chart:scatter" chart:attached-axis="secondary-y" chart:style-name="G1S0">
            <chart:domain table:cell-range-address="Benchmark-SplitBy4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IgnoreBackground.$E$2" chart:values-cell-range-address="Benchmark-IgnoreBackground.$E$3:.$E$18" chart:class="chart:scatter" chart:attached-axis="primary-y" chart:style-name="G0S0">
            <chart:domain table:cell-range-address="Benchmark-IgnoreBackground.$A$3:.$A$18"/>
            <chart:data-point chart:repeated="16"/>
          </chart:series>
          <chart:series chart:label-cell-address="Benchmark-IgnoreBackground.$G$2" chart:values-cell-range-address="Benchmark-IgnoreBackground.$G$3:.$G$18" chart:class="chart:scatter" chart:attached-axis="secondary-y" chart:style-name="G1S0">
            <chart:domain table:cell-range-address="Benchmark-IgnoreBackground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Fix_Compare.$E$2" chart:values-cell-range-address="Benchmark-Fix_Compare.$E$3:.$E$18" chart:class="chart:scatter" chart:attached-axis="primary-y" chart:style-name="G0S0">
            <chart:domain table:cell-range-address="Benchmark-Fix_Compare.$A$3:.$A$18"/>
            <chart:data-point chart:repeated="16"/>
          </chart:series>
          <chart:series chart:label-cell-address="Benchmark-Fix_Compare.$G$2" chart:values-cell-range-address="Benchmark-Fix_Compare.$G$3:.$G$18" chart:class="chart:scatter" chart:attached-axis="secondary-y" chart:style-name="G1S0">
            <chart:domain table:cell-range-address="Benchmark-Fix_Compare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true" chart:maximum="10000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5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Axs3" style:data-style-name="N0">
      <style:chart-properties chart:link-data-style-to-source="true" chart:visible="fals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304.5pt" svg:width="430.0pt" chart:style-name="Crt0">
        <chart:title chart:style-name="CT00">
          <text:p text:style-name="a0" text:class-names="" text:cond-style-name="">C Search &amp; C Avg vs Max Childre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Benchmark-0.$E$2" chart:values-cell-range-address="Benchmark-0.$E$3:.$E$18" chart:class="chart:scatter" chart:attached-axis="primary-y" chart:style-name="G0S0">
            <chart:domain table:cell-range-address="Benchmark-0.$A$3:.$A$18"/>
            <chart:data-point chart:repeated="16"/>
          </chart:series>
          <chart:series chart:label-cell-address="Benchmark-0.$G$2" chart:values-cell-range-address="Benchmark-0.$G$3:.$G$18" chart:class="chart:scatter" chart:attached-axis="secondary-y" chart:style-name="G1S0">
            <chart:domain table:cell-range-address="Benchmark-0.$A$3:.$A$18"/>
            <chart:data-point chart:repeated="1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